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15"/>
    <style:style style:name="ce4" style:family="table-cell" style:parent-style-name="Default" style:data-style-name="N3"/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4.101041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2.56645833333333cm"/>
    </style:style>
    <style:style style:name="co7" style:family="table-column">
      <style:table-column-properties fo:break-before="auto" style:column-width="4.841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2">
            <text:p>00000a</text:p>
          </table:table-cell>
          <table:table-cell office:value-type="string" table:style-name="ce2">
            <text:p>Linear model</text:p>
          </table:table-cell>
          <table:table-cell office:value-type="string" table:style-name="ce2">
            <text:p>steady shear</text:p>
          </table:table-cell>
          <table:table-cell office:value-type="string" table:style-name="ce2">
            <text:p>Epsilon = 0.25</text:p>
          </table:table-cell>
          <table:table-cell table:number-columns-repeated="7" table:style-name="ce1"/>
          <table:table-cell office:value-type="string" office:string-value="00000aLinear modelsteady shearEpsilon = 0.25" table:formula="of:=CONCATENATE([.A1];[.B1];[.C1];[.D1];[.E1])" table:style-name="ce1">
            <text:p>00000aLinear modelsteady shearEpsilon = 0.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******* Ramp mode: variable ÎµÌ‡|Î³Ì‡ 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ÎµÌ‡|Î³Ì‡</text:p>
          </table:table-cell>
          <table:table-cell office:value-type="string" table:style-name="ce1">
            <text:p>extStressXX</text:p>
          </table:table-cell>
          <table:table-cell office:value-type="string" table:style-name="ce1">
            <text:p>extStressXY</text:p>
          </table:table-cell>
          <table:table-cell office:value-type="string" table:style-name="ce1">
            <text:p>extStressXZ</text:p>
          </table:table-cell>
          <table:table-cell office:value-type="string" table:style-name="ce1">
            <text:p>extStressYY</text:p>
          </table:table-cell>
          <table:table-cell office:value-type="string" table:style-name="ce1">
            <text:p>extStressYZ</text:p>
          </table:table-cell>
          <table:table-cell office:value-type="string" table:style-name="ce1">
            <text:p>extStressZZ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Relative_Error</text:p>
          </table:table-cell>
          <table:table-cell table:style-name="ce1"/>
          <table:table-cell office:value-type="string" table:style-name="ce1">
            <text:p>eta_shear</text:p>
          </table:table-cell>
          <table:table-cell table:number-columns-repeated="16373" table:style-name="ce1"/>
        </table:table-row>
        <table:table-row table:style-name="ro1">
          <table:table-cell office:value-type="float" office:value="1E-4" table:style-name="ce1">
            <text:p>0,0001</text:p>
          </table:table-cell>
          <table:table-cell office:value-type="float" office:value="6.6599100000000002E-6" table:style-name="ce3">
            <text:p>6,66E-06</text:p>
          </table:table-cell>
          <table:table-cell office:value-type="float" office:value="3.3300450000000002E-2" table:style-name="ce1">
            <text:p>0,03330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xceed_Niter</text:p>
          </table:table-cell>
          <table:table-cell office:value-type="float" office:value="2.705857E-5" table:style-name="ce3">
            <text:p>2,71E-05</text:p>
          </table:table-cell>
          <table:table-cell table:style-name="ce1"/>
          <table:table-cell office:value-type="float" office:value="333.00450000000001" table:formula="of:=[.C4]/[.A4]" table:style-name="ce1">
            <text:p>333,0045</text:p>
          </table:table-cell>
          <table:table-cell table:style-name="ce3"/>
          <table:table-cell table:number-columns-repeated="16372"/>
        </table:table-row>
        <table:table-row table:style-name="ro1">
          <table:table-cell office:value-type="float" office:value="1E-3" table:style-name="ce1">
            <text:p>0,001</text:p>
          </table:table-cell>
          <table:table-cell office:value-type="float" office:value="6.6599940000000005E-4" table:style-name="ce1">
            <text:p>0,000665999</text:p>
          </table:table-cell>
          <table:table-cell office:value-type="float" office:value="0.33299980000000001" table:style-name="ce1">
            <text:p>0,3329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verged</text:p>
          </table:table-cell>
          <table:table-cell office:value-type="float" office:value="9.986978E-9" table:style-name="ce3">
            <text:p>9,99E-09</text:p>
          </table:table-cell>
          <table:table-cell table:style-name="ce1"/>
          <table:table-cell office:value-type="float" office:value="332.99979999999999" table:formula="of:=[.C5]/[.A5]" table:style-name="ce1">
            <text:p>332,9998</text:p>
          </table:table-cell>
          <table:table-cell table:style-name="ce3"/>
          <table:table-cell table:number-columns-repeated="16372"/>
        </table:table-row>
        <table:table-row table:style-name="ro1">
          <table:table-cell office:value-type="float" office:value="0.01" table:style-name="ce1">
            <text:p>0,01</text:p>
          </table:table-cell>
          <table:table-cell office:value-type="float" office:value="6.6593340000000001E-2" table:style-name="ce1">
            <text:p>0,06659334</text:p>
          </table:table-cell>
          <table:table-cell office:value-type="float" office:value="3.329834" table:style-name="ce1">
            <text:p>3,3298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Converged</text:p>
          </table:table-cell>
          <table:table-cell office:value-type="float" office:value="9.9018119999999996E-9" table:style-name="ce3">
            <text:p>9,90E-09</text:p>
          </table:table-cell>
          <table:table-cell table:style-name="ce4"/>
          <table:table-cell office:value-type="float" office:value="332.98340000000002" table:formula="of:=[.C6]/[.A6]" table:style-name="ce1">
            <text:p>332,9834</text:p>
          </table:table-cell>
          <table:table-cell table:style-name="ce3"/>
          <table:table-cell table:number-columns-repeated="16372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6.5945410000000004" table:style-name="ce1">
            <text:p>6,594541</text:p>
          </table:table-cell>
          <table:table-cell office:value-type="float" office:value="33.135950000000001" table:style-name="ce1">
            <text:p>33,135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Converged</text:p>
          </table:table-cell>
          <table:table-cell office:value-type="float" office:value="7.8678720000000003E-9" table:style-name="ce3">
            <text:p>7,87E-09</text:p>
          </table:table-cell>
          <table:table-cell table:style-name="ce4"/>
          <table:table-cell office:value-type="float" office:value="331.35949999999997" table:formula="of:=[.C7]/[.A7]" table:style-name="ce1">
            <text:p>331,3595</text:p>
          </table:table-cell>
          <table:table-cell table:style-name="ce3"/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.8125" table:style-name="ce1">
            <text:p>395,8125</text:p>
          </table:table-cell>
          <table:table-cell office:value-type="float" office:value="256.71539999999999" table:style-name="ce1">
            <text:p>256,71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Converged</text:p>
          </table:table-cell>
          <table:table-cell office:value-type="float" office:value="8.6527530000000005E-9" table:style-name="ce3">
            <text:p>8,65E-09</text:p>
          </table:table-cell>
          <table:table-cell table:style-name="ce4"/>
          <table:table-cell office:value-type="float" office:value="256.71539999999999" table:formula="of:=[.C8]/[.A8]" table:style-name="ce1">
            <text:p>256,7154</text:p>
          </table:table-cell>
          <table:table-cell table:style-name="ce3"/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061.7049999999999" table:style-name="ce1">
            <text:p>4061,705</text:p>
          </table:table-cell>
          <table:table-cell office:value-type="float" office:value="822.3587" table:style-name="ce1">
            <text:p>822,35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Converged</text:p>
          </table:table-cell>
          <table:table-cell office:value-type="float" office:value="4.1492380000000002E-9" table:style-name="ce3">
            <text:p>4,15E-09</text:p>
          </table:table-cell>
          <table:table-cell table:style-name="ce4"/>
          <table:table-cell office:value-type="float" office:value="82.235870000000006" table:formula="of:=[.C9]/[.A9]" table:style-name="ce1">
            <text:p>82,23587</text:p>
          </table:table-cell>
          <table:table-cell table:style-name="ce3"/>
          <table:table-cell table:number-columns-repeated="1637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1897.65" table:style-name="ce1">
            <text:p>21897,65</text:p>
          </table:table-cell>
          <table:table-cell office:value-type="float" office:value="1909.4390000000001" table:style-name="ce1">
            <text:p>1909,4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Converged</text:p>
          </table:table-cell>
          <table:table-cell office:value-type="float" office:value="8.7888279999999999E-9" table:style-name="ce3">
            <text:p>8,79E-09</text:p>
          </table:table-cell>
          <table:table-cell table:style-name="ce4"/>
          <table:table-cell office:value-type="float" office:value="19.094390000000001" table:formula="of:=[.C10]/[.A10]" table:style-name="ce1">
            <text:p>19,09439</text:p>
          </table:table-cell>
          <table:table-cell table:style-name="ce3"/>
          <table:table-cell table:number-columns-repeated="2"/>
          <table:table-cell table:style-name="ce1">
            <draw:frame draw:z-index="1" draw:id="id0" draw:style-name="a0" draw:name="Diagramm 2" svg:x="0.03583in" svg:y="0.15551in" svg:width="14.2185in" svg:height="5.3547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04834.8" table:style-name="ce1">
            <text:p>104834,8</text:p>
          </table:table-cell>
          <table:table-cell office:value-type="float" office:value="4177.9170000000004" table:style-name="ce1">
            <text:p>4177,9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Converged</text:p>
          </table:table-cell>
          <table:table-cell office:value-type="float" office:value="8.4471259999999999E-9" table:style-name="ce3">
            <text:p>8,45E-09</text:p>
          </table:table-cell>
          <table:table-cell table:style-name="ce4"/>
          <table:table-cell office:value-type="float" office:value="4.1779170000000008" table:formula="of:=[.C11]/[.A11]" table:style-name="ce1">
            <text:p>4,177917</text:p>
          </table:table-cell>
          <table:table-cell table:style-name="ce3"/>
          <table:table-cell table:number-columns-repeated="16372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489825.8" table:style-name="ce3">
            <text:p>4,90E+05</text:p>
          </table:table-cell>
          <table:table-cell office:value-type="float" office:value="9030.8459999999995" table:style-name="ce1">
            <text:p>9030,8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,00E+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Converged</text:p>
          </table:table-cell>
          <table:table-cell office:value-type="float" office:value="9.1547100000000001E-9" table:style-name="ce3">
            <text:p>9,15E-09</text:p>
          </table:table-cell>
          <table:table-cell table:style-name="ce4"/>
          <table:table-cell office:value-type="float" office:value="0.9030845999999999" table:formula="of:=[.C12]/[.A12]" table:style-name="ce1">
            <text:p>0,9030846</text:p>
          </table:table-cell>
          <table:table-cell table:style-name="ce3"/>
          <table:table-cell table:number-columns-repeated="16372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2276801" table:style-name="ce3">
            <text:p>2,28E+06</text:p>
          </table:table-cell>
          <table:table-cell office:value-type="float" office:value="19470.189999999999" table:style-name="ce1">
            <text:p>19470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,00E+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Converged</text:p>
          </table:table-cell>
          <table:table-cell office:value-type="float" office:value="9.4587450000000003E-9" table:style-name="ce3">
            <text:p>9,46E-09</text:p>
          </table:table-cell>
          <table:table-cell table:style-name="ce4"/>
          <table:table-cell office:value-type="float" office:value="0.19470189999999998" table:formula="of:=[.C13]/[.A13]" table:style-name="ce1">
            <text:p>0,1947019</text:p>
          </table:table-cell>
          <table:table-cell table:style-name="ce3"/>
          <table:table-cell table:number-columns-repeated="16372"/>
        </table:table-row>
        <table:table-row table:style-name="ro1">
          <table:table-cell office:value-type="float" office:value="1000000" table:style-name="ce1">
            <text:p>1000000</text:p>
          </table:table-cell>
          <table:table-cell office:value-type="float" office:value="10570500" table:style-name="ce3">
            <text:p>1,06E+07</text:p>
          </table:table-cell>
          <table:table-cell office:value-type="float" office:value="41948.1" table:style-name="ce1">
            <text:p>41948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,00E+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Converged</text:p>
          </table:table-cell>
          <table:table-cell office:value-type="float" office:value="9.0444430000000004E-9" table:style-name="ce3">
            <text:p>9,04E-09</text:p>
          </table:table-cell>
          <table:table-cell table:style-name="ce4"/>
          <table:table-cell office:value-type="float" office:value="4.1948099999999995E-2" table:formula="of:=[.C14]/[.A14]" table:style-name="ce1">
            <text:p>0,0419481</text:p>
          </table:table-cell>
          <table:table-cell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00000b</text:p>
          </table:table-cell>
          <table:table-cell office:value-type="string" table:style-name="ce1">
            <text:p>Linear model</text:p>
          </table:table-cell>
          <table:table-cell office:value-type="string" table:style-name="ce1">
            <text:p>steady uniaxial elongation</text:p>
          </table:table-cell>
          <table:table-cell office:value-type="string" table:style-name="ce1">
            <text:p>Epsilon = 0.25</text:p>
          </table:table-cell>
          <table:table-cell table:number-columns-repeated="7" table:style-name="ce1"/>
          <table:table-cell office:value-type="string" office:string-value="00000bLinear modelsteady uniaxial elongationEpsilon = 0.25" table:formula="of:=CONCATENATE([.A16];[.B16];[.C16];[.D16];[.E16])" table:style-name="ce1">
            <text:p>00000bLinear modelsteady uniaxial elongationEpsilon = 0.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******* Ramp mode: variable ÎµÌ‡|Î³Ì‡ 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ÎµÌ‡|Î³Ì‡</text:p>
          </table:table-cell>
          <table:table-cell office:value-type="string" table:style-name="ce1">
            <text:p>extStressXX</text:p>
          </table:table-cell>
          <table:table-cell office:value-type="string" table:style-name="ce1">
            <text:p>extStressXY</text:p>
          </table:table-cell>
          <table:table-cell office:value-type="string" table:style-name="ce1">
            <text:p>extStressXZ</text:p>
          </table:table-cell>
          <table:table-cell office:value-type="string" table:style-name="ce1">
            <text:p>extStressYY</text:p>
          </table:table-cell>
          <table:table-cell office:value-type="string" table:style-name="ce1">
            <text:p>extStressYZ</text:p>
          </table:table-cell>
          <table:table-cell office:value-type="string" table:style-name="ce1">
            <text:p>extStressZZ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Relative_Error</text:p>
          </table:table-cell>
          <table:table-cell table:style-name="ce1"/>
          <table:table-cell office:value-type="string" table:style-name="ce1">
            <text:p>eta_uniax_elongation</text:p>
          </table:table-cell>
          <table:table-cell table:number-columns-repeated="16373" table:style-name="ce1"/>
        </table:table-row>
        <table:table-row table:style-name="ro1">
          <table:table-cell office:value-type="float" office:value="1E-4" table:style-name="ce1">
            <text:p>0,0001</text:p>
          </table:table-cell>
          <table:table-cell office:value-type="float" office:value="6.6614220000000002E-2" table:style-name="ce1">
            <text:p>0,066614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3297119999999999E-2" table:style-name="ce1">
            <text:p>-0,03329712</text:p>
          </table:table-cell>
          <table:table-cell office:value-type="float" office:value="0" table:style-name="ce1">
            <text:p>0</text:p>
          </table:table-cell>
          <table:table-cell office:value-type="float" office:value="-3.3297119999999999E-2" table:style-name="ce1">
            <text:p>-0,03329712</text:p>
          </table:table-cell>
          <table:table-cell office:value-type="string" table:style-name="ce1">
            <text:p>Exceed_Niter</text:p>
          </table:table-cell>
          <table:table-cell office:value-type="float" office:value="2.7053160000000001E-5" table:style-name="ce3">
            <text:p>2,71E-05</text:p>
          </table:table-cell>
          <table:table-cell table:style-name="ce1"/>
          <table:table-cell office:value-type="float" office:value="999.11339999999996" table:formula="of:=([.B19]-[.E19])/[.A19]" table:style-name="ce1">
            <text:p>999,1134</text:p>
          </table:table-cell>
          <table:table-cell table:number-columns-repeated="16373" table:style-name="ce1"/>
        </table:table-row>
        <table:table-row table:style-name="ro1">
          <table:table-cell office:value-type="float" office:value="1E-3" table:style-name="ce1">
            <text:p>0,001</text:p>
          </table:table-cell>
          <table:table-cell office:value-type="float" office:value="0.66733370000000003" table:style-name="ce1">
            <text:p>0,66733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3266679999999998" table:style-name="ce1">
            <text:p>-0,3326668</text:p>
          </table:table-cell>
          <table:table-cell office:value-type="float" office:value="0" table:style-name="ce1">
            <text:p>0</text:p>
          </table:table-cell>
          <table:table-cell office:value-type="float" office:value="-0.33266679999999998" table:style-name="ce1">
            <text:p>-0,3326668</text:p>
          </table:table-cell>
          <table:table-cell office:value-type="string" table:style-name="ce1">
            <text:p>Converged</text:p>
          </table:table-cell>
          <table:table-cell office:value-type="float" office:value="9.9669530000000007E-9" table:style-name="ce3">
            <text:p>9,97E-09</text:p>
          </table:table-cell>
          <table:table-cell table:style-name="ce1"/>
          <table:table-cell office:value-type="float" office:value="1000.0005000000001" table:formula="of:=([.B20]-[.E20])/[.A20]" table:style-name="ce1">
            <text:p>1000,0005</text:p>
          </table:table-cell>
          <table:table-cell table:number-columns-repeated="16373" table:style-name="ce1"/>
        </table:table-row>
        <table:table-row table:style-name="ro1">
          <table:table-cell office:value-type="float" office:value="0.01" table:style-name="ce1">
            <text:p>0,01</text:p>
          </table:table-cell>
          <table:table-cell office:value-type="float" office:value="6.7948680000000001" table:style-name="ce1">
            <text:p>6,7948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296535" table:style-name="ce1">
            <text:p>-3,296535</text:p>
          </table:table-cell>
          <table:table-cell office:value-type="float" office:value="0" table:style-name="ce1">
            <text:p>0</text:p>
          </table:table-cell>
          <table:table-cell office:value-type="float" office:value="-3.296535" table:style-name="ce1">
            <text:p>-3,296535</text:p>
          </table:table-cell>
          <table:table-cell office:value-type="string" table:style-name="ce1">
            <text:p>Converged</text:p>
          </table:table-cell>
          <table:table-cell office:value-type="float" office:value="9.6431059999999998E-9" table:style-name="ce3">
            <text:p>9,64E-09</text:p>
          </table:table-cell>
          <table:table-cell table:style-name="ce1"/>
          <table:table-cell office:value-type="float" office:value="1009.1402999999999" table:formula="of:=([.B21]-[.E21])/[.A21]" table:style-name="ce1">
            <text:p>1009,1403</text:p>
          </table:table-cell>
          <table:table-cell table:number-columns-repeated="16373" table:style-name="ce1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81.572090000000003" table:style-name="ce1">
            <text:p>81,572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9.826530000000002" table:style-name="ce1">
            <text:p>-29,82653</text:p>
          </table:table-cell>
          <table:table-cell office:value-type="float" office:value="0" table:style-name="ce1">
            <text:p>0</text:p>
          </table:table-cell>
          <table:table-cell office:value-type="float" office:value="-29.826530000000002" table:style-name="ce1">
            <text:p>-29,82653</text:p>
          </table:table-cell>
          <table:table-cell office:value-type="string" table:style-name="ce1">
            <text:p>Converged</text:p>
          </table:table-cell>
          <table:table-cell office:value-type="float" office:value="8.2271420000000004E-9" table:style-name="ce3">
            <text:p>8,23E-09</text:p>
          </table:table-cell>
          <table:table-cell table:style-name="ce1"/>
          <table:table-cell office:value-type="float" office:value="1113.9862000000001" table:formula="of:=([.B22]-[.E22])/[.A22]" table:style-name="ce1">
            <text:p>1113,9862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79.7159999999999" table:style-name="ce1">
            <text:p>1979,7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9.807820000000007" table:style-name="ce1">
            <text:p>-99,80782</text:p>
          </table:table-cell>
          <table:table-cell office:value-type="float" office:value="0" table:style-name="ce1">
            <text:p>0</text:p>
          </table:table-cell>
          <table:table-cell office:value-type="float" office:value="-99.807820000000007" table:style-name="ce1">
            <text:p>-99,80782</text:p>
          </table:table-cell>
          <table:table-cell office:value-type="string" table:style-name="ce1">
            <text:p>Converged</text:p>
          </table:table-cell>
          <table:table-cell office:value-type="float" office:value="6.8558000000000003E-10" table:style-name="ce3">
            <text:p>6,86E-10</text:p>
          </table:table-cell>
          <table:table-cell table:style-name="ce1"/>
          <table:table-cell office:value-type="float" office:value="2079.5238199999999" table:formula="of:=([.B23]-[.E23])/[.A23]" table:style-name="ce1">
            <text:p>2079,52382</text:p>
          </table:table-cell>
          <table:table-cell table:number-columns-repeated="16373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871.01" table:style-name="ce1">
            <text:p>25871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0.0556" table:style-name="ce1">
            <text:p>-110,0556</text:p>
          </table:table-cell>
          <table:table-cell office:value-type="float" office:value="0" table:style-name="ce1">
            <text:p>0</text:p>
          </table:table-cell>
          <table:table-cell office:value-type="float" office:value="-110.0556" table:style-name="ce1">
            <text:p>-110,0556</text:p>
          </table:table-cell>
          <table:table-cell office:value-type="string" table:style-name="ce1">
            <text:p>Converged</text:p>
          </table:table-cell>
          <table:table-cell office:value-type="float" office:value="8.5807160000000001E-10" table:style-name="ce3">
            <text:p>8,58E-10</text:p>
          </table:table-cell>
          <table:table-cell table:style-name="ce1"/>
          <table:table-cell office:value-type="float" office:value="2598.1065599999997" table:formula="of:=([.B24]-[.E24])/[.A24]" table:style-name="ce1">
            <text:p>2598,10656</text:p>
          </table:table-cell>
          <table:table-cell table:number-columns-repeated="16373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65623.8" table:style-name="ce1">
            <text:p>265623,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0.90730000000001" table:style-name="ce1">
            <text:p>-110,9073</text:p>
          </table:table-cell>
          <table:table-cell office:value-type="float" office:value="0" table:style-name="ce1">
            <text:p>0</text:p>
          </table:table-cell>
          <table:table-cell office:value-type="float" office:value="-110.90730000000001" table:style-name="ce1">
            <text:p>-110,9073</text:p>
          </table:table-cell>
          <table:table-cell office:value-type="string" table:style-name="ce1">
            <text:p>Converged</text:p>
          </table:table-cell>
          <table:table-cell office:value-type="float" office:value="5.9460350000000003E-9" table:style-name="ce3">
            <text:p>5,95E-09</text:p>
          </table:table-cell>
          <table:table-cell table:style-name="ce1"/>
          <table:table-cell office:value-type="float" office:value="2657.3470729999999" table:formula="of:=([.B25]-[.E25])/[.A25]" table:style-name="ce1">
            <text:p>2657,347073</text:p>
          </table:table-cell>
          <table:table-cell table:number-columns-repeated="16373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2663223" table:style-name="ce1">
            <text:p>26632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0.99379999999999" table:style-name="ce1">
            <text:p>-110,9938</text:p>
          </table:table-cell>
          <table:table-cell office:value-type="float" office:value="0" table:style-name="ce1">
            <text:p>0</text:p>
          </table:table-cell>
          <table:table-cell office:value-type="float" office:value="-110.99379999999999" table:style-name="ce1">
            <text:p>-110,9938</text:p>
          </table:table-cell>
          <table:table-cell office:value-type="string" table:style-name="ce1">
            <text:p>Converged</text:p>
          </table:table-cell>
          <table:table-cell office:value-type="float" office:value="2.1683709999999999E-9" table:style-name="ce3">
            <text:p>2,17E-09</text:p>
          </table:table-cell>
          <table:table-cell table:style-name="ce1"/>
          <table:table-cell office:value-type="float" office:value="2663.3339937999999" table:formula="of:=([.B26]-[.E26])/[.A26]" table:style-name="ce1">
            <text:p>2663,333994</text:p>
          </table:table-cell>
          <table:table-cell table:number-columns-repeated="16373" table:style-name="ce1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26639220" table:style-name="ce3">
            <text:p>2,66E+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0.9226" table:style-name="ce1">
            <text:p>-110,9226</text:p>
          </table:table-cell>
          <table:table-cell office:value-type="float" office:value="0" table:style-name="ce1">
            <text:p>0</text:p>
          </table:table-cell>
          <table:table-cell office:value-type="float" office:value="-110.9226" table:style-name="ce1">
            <text:p>-110,9226</text:p>
          </table:table-cell>
          <table:table-cell office:value-type="string" table:style-name="ce1">
            <text:p>Converged</text:p>
          </table:table-cell>
          <table:table-cell office:value-type="float" office:value="6.3113509999999996E-9" table:style-name="ce3">
            <text:p>6,31E-09</text:p>
          </table:table-cell>
          <table:table-cell table:style-name="ce1"/>
          <table:table-cell office:value-type="float" office:value="2663.9330922600002" table:formula="of:=([.B27]-[.E27])/[.A27]" table:style-name="ce1">
            <text:p>2663,933092</text:p>
          </table:table-cell>
          <table:table-cell table:number-columns-repeated="16373" table:style-name="ce1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266399200" table:style-name="ce3">
            <text:p>2,66E+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1.4222" table:style-name="ce1">
            <text:p>-111,4222</text:p>
          </table:table-cell>
          <table:table-cell office:value-type="float" office:value="0" table:style-name="ce1">
            <text:p>0</text:p>
          </table:table-cell>
          <table:table-cell office:value-type="float" office:value="-111.4222" table:style-name="ce1">
            <text:p>-111,4222</text:p>
          </table:table-cell>
          <table:table-cell office:value-type="string" table:style-name="ce1">
            <text:p>Converged</text:p>
          </table:table-cell>
          <table:table-cell office:value-type="float" office:value="6.0287840000000004E-9" table:style-name="ce3">
            <text:p>6,03E-09</text:p>
          </table:table-cell>
          <table:table-cell table:style-name="ce1"/>
          <table:table-cell office:value-type="float" office:value="2663.9931142219998" table:formula="of:=([.B28]-[.E28])/[.A28]" table:style-name="ce1">
            <text:p>2663,993114</text:p>
          </table:table-cell>
          <table:table-cell table:number-columns-repeated="16373" table:style-name="ce1"/>
        </table:table-row>
        <table:table-row table:style-name="ro1">
          <table:table-cell office:value-type="float" office:value="1000000" table:style-name="ce1">
            <text:p>1000000</text:p>
          </table:table-cell>
          <table:table-cell office:value-type="float" office:value="2663999000" table:style-name="ce3">
            <text:p>2,66E+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1.4213" table:style-name="ce1">
            <text:p>-111,4213</text:p>
          </table:table-cell>
          <table:table-cell office:value-type="float" office:value="0" table:style-name="ce1">
            <text:p>0</text:p>
          </table:table-cell>
          <table:table-cell office:value-type="float" office:value="-111.4213" table:style-name="ce1">
            <text:p>-111,4213</text:p>
          </table:table-cell>
          <table:table-cell office:value-type="string" table:style-name="ce1">
            <text:p>Converged</text:p>
          </table:table-cell>
          <table:table-cell office:value-type="float" office:value="6.0164709999999999E-10" table:style-name="ce3">
            <text:p>6,02E-10</text:p>
          </table:table-cell>
          <table:table-cell table:style-name="ce1"/>
          <table:table-cell office:value-type="float" office:value="2663.9991114212999" table:formula="of:=([.B29]-[.E29])/[.A29]" table:style-name="ce1">
            <text:p>2663,99911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3"/>
          <table:table-cell table:number-columns-repeated="6" table:style-name="ce1"/>
          <table:table-cell table:style-name="ce3"/>
          <table:table-cell table:number-columns-repeated="16375" table:style-name="ce1"/>
        </table:table-row>
        <table:table-row table:style-name="ro1">
          <table:table-cell office:value-type="string" table:style-name="ce1">
            <text:p>00000c</text:p>
          </table:table-cell>
          <table:table-cell office:value-type="string" table:style-name="ce1">
            <text:p>Linear model</text:p>
          </table:table-cell>
          <table:table-cell office:value-type="string" table:style-name="ce1">
            <text:p>steady planar elongation</text:p>
          </table:table-cell>
          <table:table-cell office:value-type="string" table:style-name="ce1">
            <text:p>Epsilon = 0.25</text:p>
          </table:table-cell>
          <table:table-cell table:number-columns-repeated="7" table:style-name="ce1"/>
          <table:table-cell office:value-type="string" office:string-value="00000cLinear modelsteady planar elongationEpsilon = 0.25" table:formula="of:=CONCATENATE([.A31];[.B31];[.C31];[.D31];[.E31])" table:style-name="ce1">
            <text:p>00000cLinear modelsteady planar elongationEpsilon = 0.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******* Ramp mode: variable ÎµÌ‡|Î³Ì‡ 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ÎµÌ‡|Î³Ì‡</text:p>
          </table:table-cell>
          <table:table-cell office:value-type="string" table:style-name="ce1">
            <text:p>extStressXX</text:p>
          </table:table-cell>
          <table:table-cell office:value-type="string" table:style-name="ce1">
            <text:p>extStressXY</text:p>
          </table:table-cell>
          <table:table-cell office:value-type="string" table:style-name="ce1">
            <text:p>extStressXZ</text:p>
          </table:table-cell>
          <table:table-cell office:value-type="string" table:style-name="ce1">
            <text:p>extStressYY</text:p>
          </table:table-cell>
          <table:table-cell office:value-type="string" table:style-name="ce1">
            <text:p>extStressYZ</text:p>
          </table:table-cell>
          <table:table-cell office:value-type="string" table:style-name="ce1">
            <text:p>extStressZZ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Relative_Error</text:p>
          </table:table-cell>
          <table:table-cell table:style-name="ce1"/>
          <table:table-cell office:value-type="string" table:style-name="ce1">
            <text:p>eta_planar_elongation</text:p>
          </table:table-cell>
          <table:table-cell table:number-columns-repeated="16373" table:style-name="ce1"/>
        </table:table-row>
        <table:table-row table:style-name="ro1">
          <table:table-cell office:value-type="float" office:value="1E-4" table:style-name="ce1">
            <text:p>0,0001</text:p>
          </table:table-cell>
          <table:table-cell office:value-type="float" office:value="6.6614220000000002E-2" table:style-name="ce1">
            <text:p>0,066614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6587579999999993E-2" table:style-name="ce1">
            <text:p>-0,06658758</text:p>
          </table:table-cell>
          <table:table-cell office:value-type="string" table:style-name="ce1">
            <text:p>Exceed_Niter</text:p>
          </table:table-cell>
          <table:table-cell office:value-type="float" office:value="2.705857E-5" table:style-name="ce3">
            <text:p>2,71E-05</text:p>
          </table:table-cell>
          <table:table-cell table:style-name="ce1"/>
          <table:table-cell office:value-type="float" office:value="1332.0179999999998" table:formula="of:=([.B34]-[.G34])/[.A34]" table:style-name="ce1">
            <text:p>1332,018</text:p>
          </table:table-cell>
          <table:table-cell table:number-columns-repeated="16373" table:style-name="ce1"/>
        </table:table-row>
        <table:table-row table:style-name="ro1">
          <table:table-cell office:value-type="float" office:value="1E-3" table:style-name="ce1">
            <text:p>0,001</text:p>
          </table:table-cell>
          <table:table-cell office:value-type="float" office:value="0.66733330000000002" table:style-name="ce1">
            <text:p>0,66733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66466930000000002" table:style-name="ce1">
            <text:p>-0,6646693</text:p>
          </table:table-cell>
          <table:table-cell office:value-type="string" table:style-name="ce1">
            <text:p>Converged</text:p>
          </table:table-cell>
          <table:table-cell office:value-type="float" office:value="9.9895089999999994E-9" table:style-name="ce3">
            <text:p>9,99E-09</text:p>
          </table:table-cell>
          <table:table-cell table:style-name="ce1"/>
          <table:table-cell office:value-type="float" office:value="1332.0026" table:formula="of:=([.B35]-[.G35])/[.A35]" table:style-name="ce1">
            <text:p>1332,0026</text:p>
          </table:table-cell>
          <table:table-cell table:number-columns-repeated="16373" table:style-name="ce1"/>
        </table:table-row>
        <table:table-row table:style-name="ro1">
          <table:table-cell office:value-type="float" office:value="0.01" table:style-name="ce1">
            <text:p>0,01</text:p>
          </table:table-cell>
          <table:table-cell office:value-type="float" office:value="6.7945320000000002" table:style-name="ce1">
            <text:p>6,7945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5281320000000003" table:style-name="ce1">
            <text:p>-6,528132</text:p>
          </table:table-cell>
          <table:table-cell office:value-type="string" table:style-name="ce1">
            <text:p>Converged</text:p>
          </table:table-cell>
          <table:table-cell office:value-type="float" office:value="9.8848719999999994E-9" table:style-name="ce3">
            <text:p>9,88E-09</text:p>
          </table:table-cell>
          <table:table-cell table:style-name="ce1"/>
          <table:table-cell office:value-type="float" office:value="1332.2664" table:formula="of:=([.B36]-[.G36])/[.A36]" table:style-name="ce1">
            <text:p>1332,2664</text:p>
          </table:table-cell>
          <table:table-cell table:number-columns-repeated="16373" table:style-name="ce1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81.220269999999999" table:style-name="ce1">
            <text:p>81,220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4.590510000000002" table:style-name="ce1">
            <text:p>-54,59051</text:p>
          </table:table-cell>
          <table:table-cell office:value-type="string" table:style-name="ce1">
            <text:p>Converged</text:p>
          </table:table-cell>
          <table:table-cell office:value-type="float" office:value="7.7572539999999995E-9" table:style-name="ce3">
            <text:p>7,76E-09</text:p>
          </table:table-cell>
          <table:table-cell table:style-name="ce1"/>
          <table:table-cell office:value-type="float" office:value="1358.1077999999998" table:formula="of:=([.B37]-[.G37])/[.A37]" table:style-name="ce1">
            <text:p>1358,1078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42.126" table:style-name="ce1">
            <text:p>1942,1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53.35290000000001" table:style-name="ce1">
            <text:p>-153,3529</text:p>
          </table:table-cell>
          <table:table-cell office:value-type="string" table:style-name="ce1">
            <text:p>Converged</text:p>
          </table:table-cell>
          <table:table-cell office:value-type="float" office:value="7.4935409999999997E-10" table:style-name="ce3">
            <text:p>7,49E-10</text:p>
          </table:table-cell>
          <table:table-cell table:style-name="ce1"/>
          <table:table-cell office:value-type="float" office:value="2095.4789000000001" table:formula="of:=([.B38]-[.G38])/[.A38]" table:style-name="ce1">
            <text:p>2095,4789</text:p>
          </table:table-cell>
          <table:table-cell table:number-columns-repeated="16373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817.05" table:style-name="ce1">
            <text:p>25817,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5.43289999999999" table:style-name="ce1">
            <text:p>-165,4329</text:p>
          </table:table-cell>
          <table:table-cell office:value-type="string" table:style-name="ce1">
            <text:p>Converged</text:p>
          </table:table-cell>
          <table:table-cell office:value-type="float" office:value="4.4526299999999998E-9" table:style-name="ce3">
            <text:p>4,45E-09</text:p>
          </table:table-cell>
          <table:table-cell table:style-name="ce1"/>
          <table:table-cell office:value-type="float" office:value="2598.24829" table:formula="of:=([.B39]-[.G39])/[.A39]" table:style-name="ce1">
            <text:p>2598,24829</text:p>
          </table:table-cell>
          <table:table-cell table:number-columns-repeated="16373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65568.40000000002" table:style-name="ce1">
            <text:p>265568,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6.39850000000001" table:style-name="ce1">
            <text:p>-166,3985</text:p>
          </table:table-cell>
          <table:table-cell office:value-type="string" table:style-name="ce1">
            <text:p>Converged</text:p>
          </table:table-cell>
          <table:table-cell office:value-type="float" office:value="5.0314179999999998E-9" table:style-name="ce3">
            <text:p>5,03E-09</text:p>
          </table:table-cell>
          <table:table-cell table:style-name="ce1"/>
          <table:table-cell office:value-type="float" office:value="2657.3479850000003" table:formula="of:=([.B40]-[.G40])/[.A40]" table:style-name="ce1">
            <text:p>2657,347985</text:p>
          </table:table-cell>
          <table:table-cell table:number-columns-repeated="16373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2663168" table:style-name="ce1">
            <text:p>26631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6.4683" table:style-name="ce1">
            <text:p>-166,4683</text:p>
          </table:table-cell>
          <table:table-cell office:value-type="string" table:style-name="ce1">
            <text:p>Converged</text:p>
          </table:table-cell>
          <table:table-cell office:value-type="float" office:value="3.9961239999999997E-9" table:style-name="ce3">
            <text:p>4,00E-09</text:p>
          </table:table-cell>
          <table:table-cell table:style-name="ce1"/>
          <table:table-cell office:value-type="float" office:value="2663.3344683" table:formula="of:=([.B41]-[.G41])/[.A41]" table:style-name="ce1">
            <text:p>2663,334468</text:p>
          </table:table-cell>
          <table:table-cell table:number-columns-repeated="16373" table:style-name="ce1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26639170" table:style-name="ce3">
            <text:p>2,66E+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6.75550000000001" table:style-name="ce1">
            <text:p>-166,7555</text:p>
          </table:table-cell>
          <table:table-cell office:value-type="string" table:style-name="ce1">
            <text:p>Converged</text:p>
          </table:table-cell>
          <table:table-cell office:value-type="float" office:value="5.5809719999999998E-9" table:style-name="ce3">
            <text:p>5,58E-09</text:p>
          </table:table-cell>
          <table:table-cell table:style-name="ce1"/>
          <table:table-cell office:value-type="float" office:value="2663.9336755499999" table:formula="of:=([.B42]-[.G42])/[.A42]" table:style-name="ce1">
            <text:p>2663,933676</text:p>
          </table:table-cell>
          <table:table-cell table:number-columns-repeated="16373" table:style-name="ce1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266399200" table:style-name="ce3">
            <text:p>2,66E+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4.602" table:style-name="ce1">
            <text:p>-164,602</text:p>
          </table:table-cell>
          <table:table-cell office:value-type="string" table:style-name="ce1">
            <text:p>Converged</text:p>
          </table:table-cell>
          <table:table-cell office:value-type="float" office:value="3.218273E-9" table:style-name="ce3">
            <text:p>3,22E-09</text:p>
          </table:table-cell>
          <table:table-cell table:style-name="ce1"/>
          <table:table-cell office:value-type="float" office:value="2663.9936460200001" table:formula="of:=([.B43]-[.G43])/[.A43]" table:style-name="ce1">
            <text:p>2663,993646</text:p>
          </table:table-cell>
          <table:table-cell table:number-columns-repeated="16373" table:style-name="ce1"/>
        </table:table-row>
        <table:table-row table:style-name="ro1">
          <table:table-cell office:value-type="float" office:value="1000000" table:style-name="ce1">
            <text:p>1000000</text:p>
          </table:table-cell>
          <table:table-cell office:value-type="float" office:value="2663999000" table:style-name="ce3">
            <text:p>2,66E+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3.97659999999999" table:style-name="ce1">
            <text:p>-163,9766</text:p>
          </table:table-cell>
          <table:table-cell office:value-type="string" table:style-name="ce1">
            <text:p>Converged</text:p>
          </table:table-cell>
          <table:table-cell office:value-type="float" office:value="2.7994350000000001E-9" table:style-name="ce3">
            <text:p>2,80E-09</text:p>
          </table:table-cell>
          <table:table-cell table:style-name="ce1"/>
          <table:table-cell office:value-type="float" office:value="2663.9991639766004" table:formula="of:=([.B44]-[.G44])/[.A44]" table:style-name="ce1">
            <text:p>2663,999164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10000a</text:p>
          </table:table-cell>
          <table:table-cell office:value-type="string" table:style-name="ce1">
            <text:p>Exp model</text:p>
          </table:table-cell>
          <table:table-cell office:value-type="string" table:style-name="ce1">
            <text:p>steady shear</text:p>
          </table:table-cell>
          <table:table-cell office:value-type="string" table:style-name="ce1">
            <text:p>Epsilon = 0.25</text:p>
          </table:table-cell>
          <table:table-cell table:number-columns-repeated="7" table:style-name="ce1"/>
          <table:table-cell office:value-type="string" office:string-value="10000aExp modelsteady shearEpsilon = 0.25" table:formula="of:=CONCATENATE([.A47];[.B47];[.C47];[.D47];[.E47])" table:style-name="ce1">
            <text:p>10000aExp modelsteady shearEpsilon = 0.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******* Ramp mode: variable ÎµÌ‡|Î³Ì‡ 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ÎµÌ‡|Î³Ì‡</text:p>
          </table:table-cell>
          <table:table-cell office:value-type="string" table:style-name="ce1">
            <text:p>extStressXX</text:p>
          </table:table-cell>
          <table:table-cell office:value-type="string" table:style-name="ce1">
            <text:p>extStressXY</text:p>
          </table:table-cell>
          <table:table-cell office:value-type="string" table:style-name="ce1">
            <text:p>extStressXZ</text:p>
          </table:table-cell>
          <table:table-cell office:value-type="string" table:style-name="ce1">
            <text:p>extStressYY</text:p>
          </table:table-cell>
          <table:table-cell office:value-type="string" table:style-name="ce1">
            <text:p>extStressYZ</text:p>
          </table:table-cell>
          <table:table-cell office:value-type="string" table:style-name="ce1">
            <text:p>extStressZZ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Relative_Error</text:p>
          </table:table-cell>
          <table:table-cell table:style-name="ce1"/>
          <table:table-cell office:value-type="string" table:style-name="ce1">
            <text:p>eta_shear</text:p>
          </table:table-cell>
          <table:table-cell table:number-columns-repeated="16373" table:style-name="ce1"/>
        </table:table-row>
        <table:table-row table:style-name="ro1">
          <table:table-cell office:value-type="float" office:value="1E-4" table:style-name="ce1">
            <text:p>0,0001</text:p>
          </table:table-cell>
          <table:table-cell office:value-type="float" office:value="6.6599980000000001E-6" table:style-name="ce3">
            <text:p>6,66E-06</text:p>
          </table:table-cell>
          <table:table-cell office:value-type="float" office:value="3.3300009999999998E-2" table:style-name="ce1">
            <text:p>0,0333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xceed_Niter</text:p>
          </table:table-cell>
          <table:table-cell office:value-type="float" office:value="3.9554709999999998E-7" table:style-name="ce3">
            <text:p>3,96E-07</text:p>
          </table:table-cell>
          <table:table-cell table:style-name="ce1"/>
          <table:table-cell office:value-type="float" office:value="333.00009999999997" table:formula="of:=[.C50]/[.A50]" table:style-name="ce1">
            <text:p>333,0001</text:p>
          </table:table-cell>
          <table:table-cell table:number-columns-repeated="2" table:style-name="ce1"/>
          <table:table-cell table:style-name="ce3"/>
          <table:table-cell table:number-columns-repeated="6" table:style-name="ce1"/>
          <table:table-cell table:style-name="ce3"/>
          <table:table-cell table:number-columns-repeated="16363"/>
        </table:table-row>
        <table:table-row table:style-name="ro1">
          <table:table-cell office:value-type="float" office:value="1E-3" table:style-name="ce1">
            <text:p>0,001</text:p>
          </table:table-cell>
          <table:table-cell office:value-type="float" office:value="6.6599910000000005E-4" table:style-name="ce1">
            <text:p>0,000665999</text:p>
          </table:table-cell>
          <table:table-cell office:value-type="float" office:value="0.33299899999999999" table:style-name="ce1">
            <text:p>0,332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xceed_Niter</text:p>
          </table:table-cell>
          <table:table-cell office:value-type="float" office:value="4.8218070000000001E-6" table:style-name="ce3">
            <text:p>4,82E-06</text:p>
          </table:table-cell>
          <table:table-cell table:style-name="ce1"/>
          <table:table-cell office:value-type="float" office:value="332.99899999999997" table:formula="of:=[.C51]/[.A51]" table:style-name="ce1">
            <text:p>332,999</text:p>
          </table:table-cell>
          <table:table-cell table:number-columns-repeated="9" table:style-name="ce1"/>
          <table:table-cell table:style-name="ce3"/>
          <table:table-cell table:number-columns-repeated="16363"/>
        </table:table-row>
        <table:table-row table:style-name="ro1">
          <table:table-cell office:value-type="float" office:value="0.01" table:style-name="ce1">
            <text:p>0,01</text:p>
          </table:table-cell>
          <table:table-cell office:value-type="float" office:value="6.6593340000000001E-2" table:style-name="ce1">
            <text:p>0,06659334</text:p>
          </table:table-cell>
          <table:table-cell office:value-type="float" office:value="3.329834" table:style-name="ce1">
            <text:p>3,3298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Converged</text:p>
          </table:table-cell>
          <table:table-cell office:value-type="float" office:value="9.9982649999999997E-9" table:style-name="ce3">
            <text:p>1,00E-08</text:p>
          </table:table-cell>
          <table:table-cell table:style-name="ce4"/>
          <table:table-cell office:value-type="float" office:value="332.98340000000002" table:formula="of:=[.C52]/[.A52]" table:style-name="ce1">
            <text:p>332,9834</text:p>
          </table:table-cell>
          <table:table-cell table:number-columns-repeated="9" table:style-name="ce1"/>
          <table:table-cell table:style-name="ce3"/>
          <table:table-cell table:number-columns-repeated="16363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6.5943820000000004" table:style-name="ce1">
            <text:p>6,594382</text:p>
          </table:table-cell>
          <table:table-cell office:value-type="float" office:value="33.135550000000002" table:style-name="ce1">
            <text:p>33,135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Converged</text:p>
          </table:table-cell>
          <table:table-cell office:value-type="float" office:value="9.8808149999999999E-9" table:style-name="ce3">
            <text:p>9,88E-09</text:p>
          </table:table-cell>
          <table:table-cell table:style-name="ce4"/>
          <table:table-cell office:value-type="float" office:value="331.35550000000001" table:formula="of:=[.C53]/[.A53]" table:style-name="ce1">
            <text:p>331,3555</text:p>
          </table:table-cell>
          <table:table-cell table:number-columns-repeated="9" table:style-name="ce1"/>
          <table:table-cell table:style-name="ce3"/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77.7174" table:style-name="ce1">
            <text:p>377,7174</text:p>
          </table:table-cell>
          <table:table-cell office:value-type="float" office:value="250.77869999999999" table:style-name="ce1">
            <text:p>250,77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Converged</text:p>
          </table:table-cell>
          <table:table-cell office:value-type="float" office:value="9.6713369999999993E-9" table:style-name="ce3">
            <text:p>9,67E-09</text:p>
          </table:table-cell>
          <table:table-cell table:style-name="ce4"/>
          <table:table-cell office:value-type="float" office:value="250.77869999999999" table:formula="of:=[.C54]/[.A54]" table:style-name="ce1">
            <text:p>250,7787</text:p>
          </table:table-cell>
          <table:table-cell table:number-columns-repeated="9" table:style-name="ce1"/>
          <table:table-cell table:style-name="ce3"/>
          <table:table-cell table:number-columns-repeated="1636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54.83" table:style-name="ce1">
            <text:p>2254,83</text:p>
          </table:table-cell>
          <table:table-cell office:value-type="float" office:value="612.72280000000001" table:style-name="ce1">
            <text:p>612,72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Converged</text:p>
          </table:table-cell>
          <table:table-cell office:value-type="float" office:value="9.3681139999999999E-9" table:style-name="ce3">
            <text:p>9,37E-09</text:p>
          </table:table-cell>
          <table:table-cell table:style-name="ce4"/>
          <table:table-cell office:value-type="float" office:value="61.272280000000002" table:formula="of:=[.C55]/[.A55]" table:style-name="ce1">
            <text:p>61,27228</text:p>
          </table:table-cell>
          <table:table-cell table:number-columns-repeated="9" table:style-name="ce1"/>
          <table:table-cell table:style-name="ce3"/>
          <table:table-cell table:number-columns-repeated="1636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816.41" table:style-name="ce1">
            <text:p>4816,41</text:p>
          </table:table-cell>
          <table:table-cell office:value-type="float" office:value="895.50660000000005" table:style-name="ce1">
            <text:p>895,50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Converged</text:p>
          </table:table-cell>
          <table:table-cell office:value-type="float" office:value="9.6733020000000003E-9" table:style-name="ce3">
            <text:p>9,67E-09</text:p>
          </table:table-cell>
          <table:table-cell table:style-name="ce4"/>
          <table:table-cell office:value-type="float" office:value="8.9550660000000004" table:formula="of:=[.C56]/[.A56]" table:style-name="ce1">
            <text:p>8,955066</text:p>
          </table:table-cell>
          <table:table-cell table:number-columns-repeated="9" table:style-name="ce1"/>
          <table:table-cell table:style-name="ce3"/>
          <table:table-cell table:number-columns-repeated="16363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7581.317" table:style-name="ce1">
            <text:p>7581,317</text:p>
          </table:table-cell>
          <table:table-cell office:value-type="float" office:value="1123.5170000000001" table:style-name="ce1">
            <text:p>1123,5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Converged</text:p>
          </table:table-cell>
          <table:table-cell office:value-type="float" office:value="9.9185069999999994E-9" table:style-name="ce3">
            <text:p>9,92E-09</text:p>
          </table:table-cell>
          <table:table-cell table:style-name="ce4"/>
          <table:table-cell office:value-type="float" office:value="1.1235170000000001" table:formula="of:=[.C57]/[.A57]" table:style-name="ce1">
            <text:p>1,123517</text:p>
          </table:table-cell>
          <table:table-cell table:number-columns-repeated="9" table:style-name="ce1"/>
          <table:table-cell table:style-name="ce3"/>
          <table:table-cell table:number-columns-repeated="16363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10435.549999999999" table:style-name="ce3">
            <text:p>1,04E+04</text:p>
          </table:table-cell>
          <table:table-cell office:value-type="float" office:value="1318.1510000000001" table:style-name="ce1">
            <text:p>1318,1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,00E+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Converged</text:p>
          </table:table-cell>
          <table:table-cell office:value-type="float" office:value="9.91703E-9" table:style-name="ce3">
            <text:p>9,92E-09</text:p>
          </table:table-cell>
          <table:table-cell table:style-name="ce4"/>
          <table:table-cell office:value-type="float" office:value="0.13181510000000002" table:formula="of:=[.C58]/[.A58]" table:style-name="ce1">
            <text:p>0,1318151</text:p>
          </table:table-cell>
          <table:table-cell table:number-columns-repeated="9" table:style-name="ce1"/>
          <table:table-cell table:style-name="ce3"/>
          <table:table-cell table:number-columns-repeated="16363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13339.11" table:style-name="ce3">
            <text:p>1,33E+04</text:p>
          </table:table-cell>
          <table:table-cell office:value-type="float" office:value="1490.29" table:style-name="ce1">
            <text:p>1490,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,00E+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Converged</text:p>
          </table:table-cell>
          <table:table-cell office:value-type="float" office:value="9.5838319999999994E-9" table:style-name="ce3">
            <text:p>9,58E-09</text:p>
          </table:table-cell>
          <table:table-cell table:style-name="ce4"/>
          <table:table-cell office:value-type="float" office:value="1.49029E-2" table:formula="of:=[.C59]/[.A59]" table:style-name="ce1">
            <text:p>0,0149029</text:p>
          </table:table-cell>
          <table:table-cell table:number-columns-repeated="9" table:style-name="ce1"/>
          <table:table-cell table:style-name="ce3"/>
          <table:table-cell table:number-columns-repeated="16363"/>
        </table:table-row>
        <table:table-row table:style-name="ro1">
          <table:table-cell office:value-type="float" office:value="1000000" table:style-name="ce1">
            <text:p>1000000</text:p>
          </table:table-cell>
          <table:table-cell office:value-type="float" office:value="16273.71" table:style-name="ce3">
            <text:p>1,63E+04</text:p>
          </table:table-cell>
          <table:table-cell office:value-type="float" office:value="1646.08" table:style-name="ce1">
            <text:p>1646,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,00E+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Converged</text:p>
          </table:table-cell>
          <table:table-cell office:value-type="float" office:value="9.6719110000000003E-9" table:style-name="ce3">
            <text:p>9,67E-09</text:p>
          </table:table-cell>
          <table:table-cell table:style-name="ce4"/>
          <table:table-cell office:value-type="float" office:value="1.6460799999999999E-3" table:formula="of:=[.C60]/[.A60]" table:style-name="ce1">
            <text:p>0,00164608</text:p>
          </table:table-cell>
          <table:table-cell table:number-columns-repeated="9" table:style-name="ce1"/>
          <table:table-cell table:style-name="ce3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00b</text:p>
          </table:table-cell>
          <table:table-cell office:value-type="string" table:style-name="ce1">
            <text:p>Exp model</text:p>
          </table:table-cell>
          <table:table-cell office:value-type="string" table:style-name="ce1">
            <text:p>steady uniaxial elongation</text:p>
          </table:table-cell>
          <table:table-cell office:value-type="string" table:style-name="ce1">
            <text:p>Epsilon = 0.25</text:p>
          </table:table-cell>
          <table:table-cell table:number-columns-repeated="7" table:style-name="ce1"/>
          <table:table-cell office:value-type="string" office:string-value="10000bExp modelsteady uniaxial elongationEpsilon = 0.25" table:formula="of:=CONCATENATE([.A62];[.B62];[.C62];[.D62];[.E62])" table:style-name="ce1">
            <text:p>10000bExp modelsteady uniaxial elongationEpsilon = 0.2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******* Ramp mode: variable ÎµÌ‡|Î³Ì‡ 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ÎµÌ‡|Î³Ì‡</text:p>
          </table:table-cell>
          <table:table-cell office:value-type="string" table:style-name="ce1">
            <text:p>extStressXX</text:p>
          </table:table-cell>
          <table:table-cell office:value-type="string" table:style-name="ce1">
            <text:p>extStressXY</text:p>
          </table:table-cell>
          <table:table-cell office:value-type="string" table:style-name="ce1">
            <text:p>extStressXZ</text:p>
          </table:table-cell>
          <table:table-cell office:value-type="string" table:style-name="ce1">
            <text:p>extStressYY</text:p>
          </table:table-cell>
          <table:table-cell office:value-type="string" table:style-name="ce1">
            <text:p>extStressYZ</text:p>
          </table:table-cell>
          <table:table-cell office:value-type="string" table:style-name="ce1">
            <text:p>extStressZZ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Relative_Error</text:p>
          </table:table-cell>
          <table:table-cell table:style-name="ce1"/>
          <table:table-cell office:value-type="string" table:style-name="ce1">
            <text:p>eta_uniax_elongation</text:p>
          </table:table-cell>
          <table:table-cell table:number-columns-repeated="16373" table:style-name="ce1"/>
        </table:table-row>
        <table:table-row table:style-name="ro1">
          <table:table-cell office:value-type="float" office:value="1E-4" table:style-name="ce1">
            <text:p>0,0001</text:p>
          </table:table-cell>
          <table:table-cell office:value-type="float" office:value="6.6613329999999998E-2" table:style-name="ce1">
            <text:p>0,066613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3296680000000002E-2" table:style-name="ce1">
            <text:p>-0,03329668</text:p>
          </table:table-cell>
          <table:table-cell office:value-type="float" office:value="0" table:style-name="ce1">
            <text:p>0</text:p>
          </table:table-cell>
          <table:table-cell office:value-type="float" office:value="-3.3296680000000002E-2" table:style-name="ce1">
            <text:p>-0,03329668</text:p>
          </table:table-cell>
          <table:table-cell office:value-type="string" table:style-name="ce1">
            <text:p>Exceed_Niter</text:p>
          </table:table-cell>
          <table:table-cell office:value-type="float" office:value="3.9546020000000001E-7" table:style-name="ce3">
            <text:p>3,95E-07</text:p>
          </table:table-cell>
          <table:table-cell table:style-name="ce1"/>
          <table:table-cell office:value-type="float" office:value="999.10009999999988" table:formula="of:=([.B65]-[.E65])/[.A65]" table:style-name="ce1">
            <text:p>999,1001</text:p>
          </table:table-cell>
          <table:table-cell table:number-columns-repeated="16373" table:style-name="ce1"/>
        </table:table-row>
        <table:table-row table:style-name="ro1">
          <table:table-cell office:value-type="float" office:value="1E-3" table:style-name="ce1">
            <text:p>0,001</text:p>
          </table:table-cell>
          <table:table-cell office:value-type="float" office:value="0.66733209999999998" table:style-name="ce1">
            <text:p>0,66733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3266600000000002" table:style-name="ce1">
            <text:p>-0,332666</text:p>
          </table:table-cell>
          <table:table-cell office:value-type="float" office:value="0" table:style-name="ce1">
            <text:p>0</text:p>
          </table:table-cell>
          <table:table-cell office:value-type="float" office:value="-0.33266600000000002" table:style-name="ce1">
            <text:p>-0,332666</text:p>
          </table:table-cell>
          <table:table-cell office:value-type="string" table:style-name="ce1">
            <text:p>Exceed_Niter</text:p>
          </table:table-cell>
          <table:table-cell office:value-type="float" office:value="4.8175839999999998E-6" table:style-name="ce3">
            <text:p>4,82E-06</text:p>
          </table:table-cell>
          <table:table-cell table:style-name="ce1"/>
          <table:table-cell office:value-type="float" office:value="999.99810000000002" table:formula="of:=([.B66]-[.E66])/[.A66]" table:style-name="ce1">
            <text:p>999,9981</text:p>
          </table:table-cell>
          <table:table-cell table:number-columns-repeated="16373" table:style-name="ce1"/>
        </table:table-row>
        <table:table-row table:style-name="ro1">
          <table:table-cell office:value-type="float" office:value="0.01" table:style-name="ce1">
            <text:p>0,01</text:p>
          </table:table-cell>
          <table:table-cell office:value-type="float" office:value="6.7948680000000001" table:style-name="ce1">
            <text:p>6,7948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296535" table:style-name="ce1">
            <text:p>-3,296535</text:p>
          </table:table-cell>
          <table:table-cell office:value-type="float" office:value="0" table:style-name="ce1">
            <text:p>0</text:p>
          </table:table-cell>
          <table:table-cell office:value-type="float" office:value="-3.296535" table:style-name="ce1">
            <text:p>-3,296535</text:p>
          </table:table-cell>
          <table:table-cell office:value-type="string" table:style-name="ce1">
            <text:p>Converged</text:p>
          </table:table-cell>
          <table:table-cell office:value-type="float" office:value="9.9677250000000003E-9" table:style-name="ce3">
            <text:p>9,97E-09</text:p>
          </table:table-cell>
          <table:table-cell table:style-name="ce1"/>
          <table:table-cell office:value-type="float" office:value="1009.1402999999999" table:formula="of:=([.B67]-[.E67])/[.A67]" table:style-name="ce1">
            <text:p>1009,1403</text:p>
          </table:table-cell>
          <table:table-cell table:number-columns-repeated="16373" table:style-name="ce1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81.558959999999999" table:style-name="ce1">
            <text:p>81,558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9.82302" table:style-name="ce1">
            <text:p>-29,82302</text:p>
          </table:table-cell>
          <table:table-cell office:value-type="float" office:value="0" table:style-name="ce1">
            <text:p>0</text:p>
          </table:table-cell>
          <table:table-cell office:value-type="float" office:value="-29.82302" table:style-name="ce1">
            <text:p>-29,82302</text:p>
          </table:table-cell>
          <table:table-cell office:value-type="string" table:style-name="ce1">
            <text:p>Converged</text:p>
          </table:table-cell>
          <table:table-cell office:value-type="float" office:value="9.8246089999999997E-9" table:style-name="ce3">
            <text:p>9,82E-09</text:p>
          </table:table-cell>
          <table:table-cell table:style-name="ce1"/>
          <table:table-cell office:value-type="float" office:value="1113.8198" table:formula="of:=([.B68]-[.E68])/[.A68]" table:style-name="ce1">
            <text:p>1113,8198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99.2370000000001" table:style-name="ce1">
            <text:p>1399,2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5.800479999999993" table:style-name="ce1">
            <text:p>-95,80048</text:p>
          </table:table-cell>
          <table:table-cell office:value-type="float" office:value="0" table:style-name="ce1">
            <text:p>0</text:p>
          </table:table-cell>
          <table:table-cell office:value-type="float" office:value="-95.800479999999993" table:style-name="ce1">
            <text:p>-95,80048</text:p>
          </table:table-cell>
          <table:table-cell office:value-type="string" table:style-name="ce1">
            <text:p>Converged</text:p>
          </table:table-cell>
          <table:table-cell office:value-type="float" office:value="8.5620539999999998E-9" table:style-name="ce3">
            <text:p>8,56E-09</text:p>
          </table:table-cell>
          <table:table-cell table:style-name="ce1"/>
          <table:table-cell office:value-type="float" office:value="1495.03748" table:formula="of:=([.B69]-[.E69])/[.A69]" table:style-name="ce1">
            <text:p>1495,03748</text:p>
          </table:table-cell>
          <table:table-cell table:number-columns-repeated="16373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300.7550000000001" table:style-name="ce1">
            <text:p>4300,7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5.55159999999999" table:style-name="ce1">
            <text:p>-105,5516</text:p>
          </table:table-cell>
          <table:table-cell office:value-type="float" office:value="0" table:style-name="ce1">
            <text:p>0</text:p>
          </table:table-cell>
          <table:table-cell office:value-type="float" office:value="-105.55159999999999" table:style-name="ce1">
            <text:p>-105,5516</text:p>
          </table:table-cell>
          <table:table-cell office:value-type="string" table:style-name="ce1">
            <text:p>Converged</text:p>
          </table:table-cell>
          <table:table-cell office:value-type="float" office:value="9.6069550000000001E-9" table:style-name="ce3">
            <text:p>9,61E-09</text:p>
          </table:table-cell>
          <table:table-cell table:style-name="ce1"/>
          <table:table-cell office:value-type="float" office:value="440.63065999999998" table:formula="of:=([.B70]-[.E70])/[.A70]" table:style-name="ce1">
            <text:p>440,63066</text:p>
          </table:table-cell>
          <table:table-cell table:number-columns-repeated="16373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331.9970000000003" table:style-name="ce1">
            <text:p>7331,9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7.7379" table:style-name="ce1">
            <text:p>-107,7379</text:p>
          </table:table-cell>
          <table:table-cell office:value-type="float" office:value="0" table:style-name="ce1">
            <text:p>0</text:p>
          </table:table-cell>
          <table:table-cell office:value-type="float" office:value="-107.7379" table:style-name="ce1">
            <text:p>-107,7379</text:p>
          </table:table-cell>
          <table:table-cell office:value-type="string" table:style-name="ce1">
            <text:p>Converged</text:p>
          </table:table-cell>
          <table:table-cell office:value-type="float" office:value="9.9835490000000004E-9" table:style-name="ce3">
            <text:p>9,98E-09</text:p>
          </table:table-cell>
          <table:table-cell table:style-name="ce1"/>
          <table:table-cell office:value-type="float" office:value="74.397349000000006" table:formula="of:=([.B71]-[.E71])/[.A71]" table:style-name="ce1">
            <text:p>74,397349</text:p>
          </table:table-cell>
          <table:table-cell table:number-columns-repeated="16373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0383.799999999999" table:style-name="ce1">
            <text:p>10383,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8.67659999999999" table:style-name="ce1">
            <text:p>-108,6766</text:p>
          </table:table-cell>
          <table:table-cell office:value-type="float" office:value="0" table:style-name="ce1">
            <text:p>0</text:p>
          </table:table-cell>
          <table:table-cell office:value-type="float" office:value="-108.67659999999999" table:style-name="ce1">
            <text:p>-108,6766</text:p>
          </table:table-cell>
          <table:table-cell office:value-type="string" table:style-name="ce1">
            <text:p>Converged</text:p>
          </table:table-cell>
          <table:table-cell office:value-type="float" office:value="8.6166840000000005E-9" table:style-name="ce3">
            <text:p>8,62E-09</text:p>
          </table:table-cell>
          <table:table-cell table:style-name="ce1"/>
          <table:table-cell office:value-type="float" office:value="10.4924766" table:formula="of:=([.B72]-[.E72])/[.A72]" table:style-name="ce1">
            <text:p>10,4924766</text:p>
          </table:table-cell>
          <table:table-cell table:number-columns-repeated="16373" table:style-name="ce1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13442.43" table:style-name="ce3">
            <text:p>1,34E+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9.19670000000001" table:style-name="ce1">
            <text:p>-109,1967</text:p>
          </table:table-cell>
          <table:table-cell office:value-type="float" office:value="0" table:style-name="ce1">
            <text:p>0</text:p>
          </table:table-cell>
          <table:table-cell office:value-type="float" office:value="-109.19670000000001" table:style-name="ce1">
            <text:p>-109,1967</text:p>
          </table:table-cell>
          <table:table-cell office:value-type="string" table:style-name="ce1">
            <text:p>Converged</text:p>
          </table:table-cell>
          <table:table-cell office:value-type="float" office:value="9.5393840000000002E-9" table:style-name="ce3">
            <text:p>9,54E-09</text:p>
          </table:table-cell>
          <table:table-cell table:style-name="ce1"/>
          <table:table-cell office:value-type="float" office:value="1.3551626700000001" table:formula="of:=([.B73]-[.E73])/[.A73]" table:style-name="ce1">
            <text:p>1,35516267</text:p>
          </table:table-cell>
          <table:table-cell table:number-columns-repeated="16373" table:style-name="ce1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16504.169999999998" table:style-name="ce3">
            <text:p>1,65E+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9.5368" table:style-name="ce1">
            <text:p>-109,5368</text:p>
          </table:table-cell>
          <table:table-cell office:value-type="float" office:value="0" table:style-name="ce1">
            <text:p>0</text:p>
          </table:table-cell>
          <table:table-cell office:value-type="float" office:value="-109.5368" table:style-name="ce1">
            <text:p>-109,5368</text:p>
          </table:table-cell>
          <table:table-cell office:value-type="string" table:style-name="ce1">
            <text:p>Converged</text:p>
          </table:table-cell>
          <table:table-cell office:value-type="float" office:value="9.8840069999999999E-9" table:style-name="ce3">
            <text:p>9,88E-09</text:p>
          </table:table-cell>
          <table:table-cell table:style-name="ce1"/>
          <table:table-cell office:value-type="float" office:value="0.166137068" table:formula="of:=([.B74]-[.E74])/[.A74]" table:style-name="ce1">
            <text:p>0,166137068</text:p>
          </table:table-cell>
          <table:table-cell table:number-columns-repeated="16373" table:style-name="ce1"/>
        </table:table-row>
        <table:table-row table:style-name="ro1">
          <table:table-cell office:value-type="float" office:value="1000000" table:style-name="ce1">
            <text:p>1000000</text:p>
          </table:table-cell>
          <table:table-cell office:value-type="float" office:value="19567.52" table:style-name="ce3">
            <text:p>1,96E+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9.75490000000001" table:style-name="ce1">
            <text:p>-109,7549</text:p>
          </table:table-cell>
          <table:table-cell office:value-type="float" office:value="0" table:style-name="ce1">
            <text:p>0</text:p>
          </table:table-cell>
          <table:table-cell office:value-type="float" office:value="-109.75490000000001" table:style-name="ce1">
            <text:p>-109,7549</text:p>
          </table:table-cell>
          <table:table-cell office:value-type="string" table:style-name="ce1">
            <text:p>Converged</text:p>
          </table:table-cell>
          <table:table-cell office:value-type="float" office:value="9.3410489999999998E-9" table:style-name="ce3">
            <text:p>9,34E-09</text:p>
          </table:table-cell>
          <table:table-cell table:style-name="ce1"/>
          <table:table-cell office:value-type="float" office:value="1.96772749E-2" table:formula="of:=([.B75]-[.E75])/[.A75]" table:style-name="ce1">
            <text:p>0,019677275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3"/>
          <table:table-cell table:number-columns-repeated="6" table:style-name="ce1"/>
          <table:table-cell table:style-name="ce3"/>
          <table:table-cell table:number-columns-repeated="16375" table:style-name="ce1"/>
        </table:table-row>
        <table:table-row table:style-name="ro1">
          <table:table-cell office:value-type="string" table:style-name="ce1">
            <text:p>10000c</text:p>
          </table:table-cell>
          <table:table-cell office:value-type="string" table:style-name="ce1">
            <text:p>Exp model</text:p>
          </table:table-cell>
          <table:table-cell office:value-type="string" table:style-name="ce1">
            <text:p>steady planar elongation</text:p>
          </table:table-cell>
          <table:table-cell office:value-type="string" table:style-name="ce1">
            <text:p>Epsilon = 0.25</text:p>
          </table:table-cell>
          <table:table-cell table:number-columns-repeated="7" table:style-name="ce1"/>
          <table:table-cell office:value-type="string" office:string-value="10000cExp modelsteady planar elongationEpsilon = 0.25" table:formula="of:=CONCATENATE([.A77];[.B77];[.C77];[.D77];[.E77])" table:style-name="ce1">
            <text:p>10000cExp modelsteady planar elongationEpsilon = 0.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******* Ramp mode: variable ÎµÌ‡|Î³Ì‡ 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ÎµÌ‡|Î³Ì‡</text:p>
          </table:table-cell>
          <table:table-cell office:value-type="string" table:style-name="ce1">
            <text:p>extStressXX</text:p>
          </table:table-cell>
          <table:table-cell office:value-type="string" table:style-name="ce1">
            <text:p>extStressXY</text:p>
          </table:table-cell>
          <table:table-cell office:value-type="string" table:style-name="ce1">
            <text:p>extStressXZ</text:p>
          </table:table-cell>
          <table:table-cell office:value-type="string" table:style-name="ce1">
            <text:p>extStressYY</text:p>
          </table:table-cell>
          <table:table-cell office:value-type="string" table:style-name="ce1">
            <text:p>extStressYZ</text:p>
          </table:table-cell>
          <table:table-cell office:value-type="string" table:style-name="ce1">
            <text:p>extStressZZ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Relative_Error</text:p>
          </table:table-cell>
          <table:table-cell table:style-name="ce1"/>
          <table:table-cell office:value-type="string" table:style-name="ce1">
            <text:p>eta_planar_elongation</text:p>
          </table:table-cell>
          <table:table-cell table:number-columns-repeated="16373" table:style-name="ce1"/>
        </table:table-row>
        <table:table-row table:style-name="ro1">
          <table:table-cell office:value-type="float" office:value="1E-4" table:style-name="ce1">
            <text:p>0,0001</text:p>
          </table:table-cell>
          <table:table-cell office:value-type="float" office:value="6.6613329999999998E-2" table:style-name="ce1">
            <text:p>0,066613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6586690000000004E-2" table:style-name="ce1">
            <text:p>-0,06658669</text:p>
          </table:table-cell>
          <table:table-cell office:value-type="string" table:style-name="ce1">
            <text:p>Exceed_Niter</text:p>
          </table:table-cell>
          <table:table-cell office:value-type="float" office:value="3.9554699999999999E-7" table:style-name="ce3">
            <text:p>3,96E-07</text:p>
          </table:table-cell>
          <table:table-cell table:style-name="ce1"/>
          <table:table-cell office:value-type="float" office:value="1332.0001999999999" table:formula="of:=([.B80]-[.G80])/[.A80]" table:style-name="ce1">
            <text:p>1332,0002</text:p>
          </table:table-cell>
          <table:table-cell table:number-columns-repeated="16373" table:style-name="ce1"/>
        </table:table-row>
        <table:table-row table:style-name="ro1">
          <table:table-cell office:value-type="float" office:value="1E-3" table:style-name="ce1">
            <text:p>0,001</text:p>
          </table:table-cell>
          <table:table-cell office:value-type="float" office:value="0.66733169999999997" table:style-name="ce1">
            <text:p>0,66733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66466769999999997" table:style-name="ce1">
            <text:p>-0,6646677</text:p>
          </table:table-cell>
          <table:table-cell office:value-type="string" table:style-name="ce1">
            <text:p>Exceed_Niter</text:p>
          </table:table-cell>
          <table:table-cell office:value-type="float" office:value="4.8217989999999999E-6" table:style-name="ce3">
            <text:p>4,82E-06</text:p>
          </table:table-cell>
          <table:table-cell table:style-name="ce1"/>
          <table:table-cell office:value-type="float" office:value="1331.9993999999999" table:formula="of:=([.B81]-[.G81])/[.A81]" table:style-name="ce1">
            <text:p>1331,9994</text:p>
          </table:table-cell>
          <table:table-cell table:number-columns-repeated="16373" table:style-name="ce1"/>
        </table:table-row>
        <table:table-row table:style-name="ro1">
          <table:table-cell office:value-type="float" office:value="0.01" table:style-name="ce1">
            <text:p>0,01</text:p>
          </table:table-cell>
          <table:table-cell office:value-type="float" office:value="6.7945320000000002" table:style-name="ce1">
            <text:p>6,7945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5281320000000003" table:style-name="ce1">
            <text:p>-6,528132</text:p>
          </table:table-cell>
          <table:table-cell office:value-type="string" table:style-name="ce1">
            <text:p>Converged</text:p>
          </table:table-cell>
          <table:table-cell office:value-type="float" office:value="9.9675790000000001E-9" table:style-name="ce3">
            <text:p>9,97E-09</text:p>
          </table:table-cell>
          <table:table-cell table:style-name="ce1"/>
          <table:table-cell office:value-type="float" office:value="1332.2664" table:formula="of:=([.B82]-[.G82])/[.A82]" table:style-name="ce1">
            <text:p>1332,2664</text:p>
          </table:table-cell>
          <table:table-cell table:number-columns-repeated="16373" table:style-name="ce1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81.201149999999998" table:style-name="ce1">
            <text:p>81,201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4.581870000000002" table:style-name="ce1">
            <text:p>-54,58187</text:p>
          </table:table-cell>
          <table:table-cell office:value-type="string" table:style-name="ce1">
            <text:p>Converged</text:p>
          </table:table-cell>
          <table:table-cell office:value-type="float" office:value="9.7198610000000007E-9" table:style-name="ce3">
            <text:p>9,72E-09</text:p>
          </table:table-cell>
          <table:table-cell table:style-name="ce1"/>
          <table:table-cell office:value-type="float" office:value="1357.8301999999999" table:formula="of:=([.B83]-[.G83])/[.A83]" table:style-name="ce1">
            <text:p>1357,8302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62.8320000000001" table:style-name="ce1">
            <text:p>1362,8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48.37299999999999" table:style-name="ce1">
            <text:p>-148,373</text:p>
          </table:table-cell>
          <table:table-cell office:value-type="string" table:style-name="ce1">
            <text:p>Converged</text:p>
          </table:table-cell>
          <table:table-cell office:value-type="float" office:value="8.7862279999999999E-9" table:style-name="ce3">
            <text:p>8,79E-09</text:p>
          </table:table-cell>
          <table:table-cell table:style-name="ce1"/>
          <table:table-cell office:value-type="float" office:value="1511.2050000000002" table:formula="of:=([.B84]-[.G84])/[.A84]" table:style-name="ce1">
            <text:p>1511,205</text:p>
          </table:table-cell>
          <table:table-cell table:number-columns-repeated="16373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250.9960000000001" table:style-name="ce1">
            <text:p>4250,9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0.2244" table:style-name="ce1">
            <text:p>-160,2244</text:p>
          </table:table-cell>
          <table:table-cell office:value-type="string" table:style-name="ce1">
            <text:p>Converged</text:p>
          </table:table-cell>
          <table:table-cell office:value-type="float" office:value="9.9684179999999996E-9" table:style-name="ce3">
            <text:p>9,97E-09</text:p>
          </table:table-cell>
          <table:table-cell table:style-name="ce1"/>
          <table:table-cell office:value-type="float" office:value="441.12204000000003" table:formula="of:=([.B85]-[.G85])/[.A85]" table:style-name="ce1">
            <text:p>441,12204</text:p>
          </table:table-cell>
          <table:table-cell table:number-columns-repeated="16373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279.7139999999999" table:style-name="ce1">
            <text:p>7279,7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2.77699999999999" table:style-name="ce1">
            <text:p>-162,777</text:p>
          </table:table-cell>
          <table:table-cell office:value-type="string" table:style-name="ce1">
            <text:p>Converged</text:p>
          </table:table-cell>
          <table:table-cell office:value-type="float" office:value="9.7195159999999999E-9" table:style-name="ce3">
            <text:p>9,72E-09</text:p>
          </table:table-cell>
          <table:table-cell table:style-name="ce1"/>
          <table:table-cell office:value-type="float" office:value="74.424909999999997" table:formula="of:=([.B86]-[.G86])/[.A86]" table:style-name="ce1">
            <text:p>74,42491</text:p>
          </table:table-cell>
          <table:table-cell table:number-columns-repeated="16373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0330.52" table:style-name="ce1">
            <text:p>10330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3.85900000000001" table:style-name="ce1">
            <text:p>-163,859</text:p>
          </table:table-cell>
          <table:table-cell office:value-type="string" table:style-name="ce1">
            <text:p>Converged</text:p>
          </table:table-cell>
          <table:table-cell office:value-type="float" office:value="9.8941579999999999E-9" table:style-name="ce3">
            <text:p>9,89E-09</text:p>
          </table:table-cell>
          <table:table-cell table:style-name="ce1"/>
          <table:table-cell office:value-type="float" office:value="10.494379" table:formula="of:=([.B87]-[.G87])/[.A87]" table:style-name="ce1">
            <text:p>10,494379</text:p>
          </table:table-cell>
          <table:table-cell table:number-columns-repeated="16373" table:style-name="ce1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13388.62" table:style-name="ce3">
            <text:p>1,34E+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4.45490000000001" table:style-name="ce1">
            <text:p>-164,4549</text:p>
          </table:table-cell>
          <table:table-cell office:value-type="string" table:style-name="ce1">
            <text:p>Converged</text:p>
          </table:table-cell>
          <table:table-cell office:value-type="float" office:value="9.0080379999999992E-9" table:style-name="ce3">
            <text:p>9,01E-09</text:p>
          </table:table-cell>
          <table:table-cell table:style-name="ce1"/>
          <table:table-cell office:value-type="float" office:value="1.3553074900000002" table:formula="of:=([.B88]-[.G88])/[.A88]" table:style-name="ce1">
            <text:p>1,35530749</text:p>
          </table:table-cell>
          <table:table-cell table:number-columns-repeated="16373" table:style-name="ce1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16450.009999999998" table:style-name="ce3">
            <text:p>1,65E+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4.83160000000001" table:style-name="ce1">
            <text:p>-164,8316</text:p>
          </table:table-cell>
          <table:table-cell office:value-type="string" table:style-name="ce1">
            <text:p>Converged</text:p>
          </table:table-cell>
          <table:table-cell office:value-type="float" office:value="9.5084239999999993E-9" table:style-name="ce3">
            <text:p>9,51E-09</text:p>
          </table:table-cell>
          <table:table-cell table:style-name="ce1"/>
          <table:table-cell office:value-type="float" office:value="0.16614841599999999" table:formula="of:=([.B89]-[.G89])/[.A89]" table:style-name="ce1">
            <text:p>0,166148416</text:p>
          </table:table-cell>
          <table:table-cell table:number-columns-repeated="16373" table:style-name="ce1"/>
        </table:table-row>
        <table:table-row table:style-name="ro1">
          <table:table-cell office:value-type="float" office:value="1000000" table:style-name="ce1">
            <text:p>1000000</text:p>
          </table:table-cell>
          <table:table-cell office:value-type="float" office:value="19513.16" table:style-name="ce3">
            <text:p>1,95E+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5.09129999999999" table:style-name="ce1">
            <text:p>-165,0913</text:p>
          </table:table-cell>
          <table:table-cell office:value-type="string" table:style-name="ce1">
            <text:p>Converged</text:p>
          </table:table-cell>
          <table:table-cell office:value-type="float" office:value="9.3853179999999998E-9" table:style-name="ce3">
            <text:p>9,39E-09</text:p>
          </table:table-cell>
          <table:table-cell table:style-name="ce1"/>
          <table:table-cell office:value-type="float" office:value="1.9678251300000001E-2" table:formula="of:=([.B90]-[.G90])/[.A90]" table:style-name="ce1">
            <text:p>0,019678251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10a</text:p>
          </table:table-cell>
          <table:table-cell office:value-type="string" table:style-name="ce1">
            <text:p>Exp model</text:p>
          </table:table-cell>
          <table:table-cell office:value-type="string" table:style-name="ce1">
            <text:p>steady shear</text:p>
          </table:table-cell>
          <table:table-cell office:value-type="string" table:style-name="ce1">
            <text:p>Epsilon = 0.01</text:p>
          </table:table-cell>
          <table:table-cell table:number-columns-repeated="7" table:style-name="ce1"/>
          <table:table-cell office:value-type="string" office:string-value="10010aExp modelsteady shearEpsilon = 0.01" table:formula="of:=CONCATENATE([.A92];[.B92];[.C92];[.D92];[.E92])" table:style-name="ce1">
            <text:p>10010aExp modelsteady shearEpsilon = 0.0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******* Ramp mode: variable ÎµÌ‡|Î³Ì‡ 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ÎµÌ‡|Î³Ì‡</text:p>
          </table:table-cell>
          <table:table-cell office:value-type="string" table:style-name="ce1">
            <text:p>extStressXX</text:p>
          </table:table-cell>
          <table:table-cell office:value-type="string" table:style-name="ce1">
            <text:p>extStressXY</text:p>
          </table:table-cell>
          <table:table-cell office:value-type="string" table:style-name="ce1">
            <text:p>extStressXZ</text:p>
          </table:table-cell>
          <table:table-cell office:value-type="string" table:style-name="ce1">
            <text:p>extStressYY</text:p>
          </table:table-cell>
          <table:table-cell office:value-type="string" table:style-name="ce1">
            <text:p>extStressYZ</text:p>
          </table:table-cell>
          <table:table-cell office:value-type="string" table:style-name="ce1">
            <text:p>extStressZZ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Relative_Error</text:p>
          </table:table-cell>
          <table:table-cell table:style-name="ce1"/>
          <table:table-cell office:value-type="string" table:style-name="ce1">
            <text:p>eta_shear</text:p>
          </table:table-cell>
          <table:table-cell table:number-columns-repeated="16373" table:style-name="ce1"/>
        </table:table-row>
        <table:table-row table:style-name="ro1">
          <table:table-cell office:value-type="float" office:value="1E-4" table:style-name="ce1">
            <text:p>0,0001</text:p>
          </table:table-cell>
          <table:table-cell office:value-type="float" office:value="6.6599980000000001E-6" table:style-name="ce3">
            <text:p>6,66E-06</text:p>
          </table:table-cell>
          <table:table-cell office:value-type="float" office:value="3.3300009999999998E-2" table:style-name="ce1">
            <text:p>0,03330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xceed_Niter</text:p>
          </table:table-cell>
          <table:table-cell office:value-type="float" office:value="3.9554709999999998E-7" table:style-name="ce3">
            <text:p>3,96E-07</text:p>
          </table:table-cell>
          <table:table-cell table:style-name="ce1"/>
          <table:table-cell office:value-type="float" office:value="333.00009999999997" table:formula="of:=[.C95]/[.A95]" table:style-name="ce1">
            <text:p>333,0001</text:p>
          </table:table-cell>
          <table:table-cell table:number-columns-repeated="16373" table:style-name="ce1"/>
        </table:table-row>
        <table:table-row table:style-name="ro1">
          <table:table-cell office:value-type="float" office:value="1E-3" table:style-name="ce1">
            <text:p>0,001</text:p>
          </table:table-cell>
          <table:table-cell office:value-type="float" office:value="6.6599979999999997E-4" table:style-name="ce1">
            <text:p>0,000666</text:p>
          </table:table-cell>
          <table:table-cell office:value-type="float" office:value="0.3329992" table:style-name="ce1">
            <text:p>0,3329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xceed_Niter</text:p>
          </table:table-cell>
          <table:table-cell office:value-type="float" office:value="4.8218019999999998E-6" table:style-name="ce3">
            <text:p>4,82E-06</text:p>
          </table:table-cell>
          <table:table-cell table:style-name="ce1"/>
          <table:table-cell office:value-type="float" office:value="332.99919999999997" table:formula="of:=[.C96]/[.A96]" table:style-name="ce1">
            <text:p>332,9992</text:p>
          </table:table-cell>
          <table:table-cell table:number-columns-repeated="16373" table:style-name="ce1"/>
        </table:table-row>
        <table:table-row table:style-name="ro1">
          <table:table-cell office:value-type="float" office:value="0.01" table:style-name="ce1">
            <text:p>0,01</text:p>
          </table:table-cell>
          <table:table-cell office:value-type="float" office:value="6.6599729999999996E-2" table:style-name="ce1">
            <text:p>0,06659973</text:p>
          </table:table-cell>
          <table:table-cell office:value-type="float" office:value="3.329993" table:style-name="ce1">
            <text:p>3,3299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verged</text:p>
          </table:table-cell>
          <table:table-cell office:value-type="float" office:value="9.9934689999999995E-9" table:style-name="ce3">
            <text:p>9,99E-09</text:p>
          </table:table-cell>
          <table:table-cell table:style-name="ce1"/>
          <table:table-cell office:value-type="float" office:value="332.99930000000001" table:formula="of:=[.C97]/[.A97]" table:style-name="ce1">
            <text:p>332,9993</text:p>
          </table:table-cell>
          <table:table-cell table:number-columns-repeated="16373" table:style-name="ce1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6.6573380000000002" table:style-name="ce1">
            <text:p>6,657338</text:p>
          </table:table-cell>
          <table:table-cell office:value-type="float" office:value="33.293340000000001" table:style-name="ce1">
            <text:p>33,293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verged</text:p>
          </table:table-cell>
          <table:table-cell office:value-type="float" office:value="9.783434E-9" table:style-name="ce3">
            <text:p>9,78E-09</text:p>
          </table:table-cell>
          <table:table-cell table:style-name="ce1"/>
          <table:table-cell office:value-type="float" office:value="332.93340000000001" table:formula="of:=[.C98]/[.A98]" table:style-name="ce1">
            <text:p>332,9334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40.85289999999998" table:style-name="ce1">
            <text:p>640,8529</text:p>
          </table:table-cell>
          <table:table-cell office:value-type="float" office:value="326.65280000000001" table:style-name="ce1">
            <text:p>326,65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verged</text:p>
          </table:table-cell>
          <table:table-cell office:value-type="float" office:value="9.5932729999999996E-9" table:style-name="ce3">
            <text:p>9,59E-09</text:p>
          </table:table-cell>
          <table:table-cell table:style-name="ce1"/>
          <table:table-cell office:value-type="float" office:value="326.65280000000001" table:formula="of:=[.C99]/[.A99]" table:style-name="ce1">
            <text:p>326,6528</text:p>
          </table:table-cell>
          <table:table-cell table:number-columns-repeated="16373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016.09" table:style-name="ce1">
            <text:p>20016,09</text:p>
          </table:table-cell>
          <table:table-cell office:value-type="float" office:value="1825.5640000000001" table:style-name="ce1">
            <text:p>1825,5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verged</text:p>
          </table:table-cell>
          <table:table-cell office:value-type="float" office:value="9.5874909999999994E-9" table:style-name="ce3">
            <text:p>9,59E-09</text:p>
          </table:table-cell>
          <table:table-cell table:style-name="ce1"/>
          <table:table-cell office:value-type="float" office:value="182.5564" table:formula="of:=[.C100]/[.A100]" table:style-name="ce1">
            <text:p>182,5564</text:p>
          </table:table-cell>
          <table:table-cell table:number-columns-repeated="16373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4753.2" table:style-name="ce1">
            <text:p>74753,2</text:p>
          </table:table-cell>
          <table:table-cell office:value-type="float" office:value="3527.9479999999999" table:style-name="ce1">
            <text:p>3527,9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verged</text:p>
          </table:table-cell>
          <table:table-cell office:value-type="float" office:value="9.9027419999999999E-9" table:style-name="ce3">
            <text:p>9,90E-09</text:p>
          </table:table-cell>
          <table:table-cell table:style-name="ce1"/>
          <table:table-cell office:value-type="float" office:value="35.27948" table:formula="of:=[.C101]/[.A101]" table:style-name="ce1">
            <text:p>35,27948</text:p>
          </table:table-cell>
          <table:table-cell table:number-columns-repeated="16373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40878.20000000001" table:style-name="ce1">
            <text:p>140878,2</text:p>
          </table:table-cell>
          <table:table-cell office:value-type="float" office:value="4843.1679999999997" table:style-name="ce1">
            <text:p>4843,1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verged</text:p>
          </table:table-cell>
          <table:table-cell office:value-type="float" office:value="9.8755810000000007E-9" table:style-name="ce3">
            <text:p>9,88E-09</text:p>
          </table:table-cell>
          <table:table-cell table:style-name="ce1"/>
          <table:table-cell office:value-type="float" office:value="4.8431679999999995" table:formula="of:=[.C102]/[.A102]" table:style-name="ce1">
            <text:p>4,843168</text:p>
          </table:table-cell>
          <table:table-cell table:number-columns-repeated="16373" table:style-name="ce1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210841" table:style-name="ce1">
            <text:p>210841</text:p>
          </table:table-cell>
          <table:table-cell office:value-type="float" office:value="5924.9679999999998" table:style-name="ce1">
            <text:p>5924,9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verged</text:p>
          </table:table-cell>
          <table:table-cell office:value-type="float" office:value="9.9551980000000007E-9" table:style-name="ce3">
            <text:p>9,96E-09</text:p>
          </table:table-cell>
          <table:table-cell table:style-name="ce1"/>
          <table:table-cell office:value-type="float" office:value="0.59249679999999993" table:formula="of:=[.C103]/[.A103]" table:style-name="ce1">
            <text:p>0,5924968</text:p>
          </table:table-cell>
          <table:table-cell table:number-columns-repeated="16373" table:style-name="ce1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282637.7" table:style-name="ce1">
            <text:p>282637,7</text:p>
          </table:table-cell>
          <table:table-cell office:value-type="float" office:value="6860.0079999999998" table:style-name="ce1">
            <text:p>6860,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verged</text:p>
          </table:table-cell>
          <table:table-cell office:value-type="float" office:value="9.8963169999999999E-9" table:style-name="ce3">
            <text:p>9,90E-09</text:p>
          </table:table-cell>
          <table:table-cell table:style-name="ce1"/>
          <table:table-cell office:value-type="float" office:value="6.8600079999999994E-2" table:formula="of:=[.C104]/[.A104]" table:style-name="ce1">
            <text:p>0,06860008</text:p>
          </table:table-cell>
          <table:table-cell table:number-columns-repeated="16373" table:style-name="ce1"/>
        </table:table-row>
        <table:table-row table:style-name="ro1">
          <table:table-cell office:value-type="float" office:value="1000000" table:style-name="ce1">
            <text:p>1000000</text:p>
          </table:table-cell>
          <table:table-cell office:value-type="float" office:value="355495.2" table:style-name="ce1">
            <text:p>355495,2</text:p>
          </table:table-cell>
          <table:table-cell office:value-type="float" office:value="7693.567" table:style-name="ce1">
            <text:p>7693,5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verged</text:p>
          </table:table-cell>
          <table:table-cell office:value-type="float" office:value="9.9027819999999994E-9" table:style-name="ce3">
            <text:p>9,90E-09</text:p>
          </table:table-cell>
          <table:table-cell table:style-name="ce1"/>
          <table:table-cell office:value-type="float" office:value="7.6935670000000001E-3" table:formula="of:=[.C105]/[.A105]" table:style-name="ce1">
            <text:p>0,007693567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10b</text:p>
          </table:table-cell>
          <table:table-cell office:value-type="string" table:style-name="ce1">
            <text:p>Exp model</text:p>
          </table:table-cell>
          <table:table-cell office:value-type="string" table:style-name="ce1">
            <text:p>steady uniaxial elongation</text:p>
          </table:table-cell>
          <table:table-cell office:value-type="string" table:style-name="ce1">
            <text:p>Epsilon = 0.01</text:p>
          </table:table-cell>
          <table:table-cell table:number-columns-repeated="7" table:style-name="ce1"/>
          <table:table-cell office:value-type="string" office:string-value="10010bExp modelsteady uniaxial elongationEpsilon = 0.01" table:formula="of:=CONCATENATE([.A107];[.B107];[.C107];[.D107];[.E107])" table:style-name="ce1">
            <text:p>10010bExp modelsteady uniaxial elongationEpsilon = 0.0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******* Ramp mode: variable ÎµÌ‡|Î³Ì‡ 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ÎµÌ‡|Î³Ì‡</text:p>
          </table:table-cell>
          <table:table-cell office:value-type="string" table:style-name="ce1">
            <text:p>extStressXX</text:p>
          </table:table-cell>
          <table:table-cell office:value-type="string" table:style-name="ce1">
            <text:p>extStressXY</text:p>
          </table:table-cell>
          <table:table-cell office:value-type="string" table:style-name="ce1">
            <text:p>extStressXZ</text:p>
          </table:table-cell>
          <table:table-cell office:value-type="string" table:style-name="ce1">
            <text:p>extStressYY</text:p>
          </table:table-cell>
          <table:table-cell office:value-type="string" table:style-name="ce1">
            <text:p>extStressYZ</text:p>
          </table:table-cell>
          <table:table-cell office:value-type="string" table:style-name="ce1">
            <text:p>extStressZZ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Relative_Error</text:p>
          </table:table-cell>
          <table:table-cell table:style-name="ce1"/>
          <table:table-cell office:value-type="string" table:style-name="ce1">
            <text:p>eta_uniax_elongation</text:p>
          </table:table-cell>
          <table:table-cell table:number-columns-repeated="16373" table:style-name="ce1"/>
        </table:table-row>
        <table:table-row table:style-name="ro1">
          <table:table-cell office:value-type="float" office:value="1E-4" table:style-name="ce1">
            <text:p>0,0001</text:p>
          </table:table-cell>
          <table:table-cell office:value-type="float" office:value="6.6613339999999993E-2" table:style-name="ce3">
            <text:p>6,66E-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3296680000000002E-2" table:style-name="ce1">
            <text:p>-0,03329668</text:p>
          </table:table-cell>
          <table:table-cell office:value-type="float" office:value="0" table:style-name="ce1">
            <text:p>0</text:p>
          </table:table-cell>
          <table:table-cell office:value-type="float" office:value="-3.3296680000000002E-2" table:style-name="ce1">
            <text:p>-0,03329668</text:p>
          </table:table-cell>
          <table:table-cell office:value-type="string" table:style-name="ce1">
            <text:p>Exceed_Niter</text:p>
          </table:table-cell>
          <table:table-cell office:value-type="float" office:value="3.9546020000000001E-7" table:style-name="ce3">
            <text:p>3,95E-07</text:p>
          </table:table-cell>
          <table:table-cell table:style-name="ce1"/>
          <table:table-cell office:value-type="float" office:value="999.10019999999986" table:formula="of:=([.B110]-[.E110])/[.A110]" table:style-name="ce1">
            <text:p>999,1002</text:p>
          </table:table-cell>
          <table:table-cell table:number-columns-repeated="16373" table:style-name="ce1"/>
        </table:table-row>
        <table:table-row table:style-name="ro1">
          <table:table-cell office:value-type="float" office:value="1E-3" table:style-name="ce1">
            <text:p>0,001</text:p>
          </table:table-cell>
          <table:table-cell office:value-type="float" office:value="0.66733299999999995" table:style-name="ce1">
            <text:p>0,6673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3266649999999998" table:style-name="ce1">
            <text:p>-0,3326665</text:p>
          </table:table-cell>
          <table:table-cell office:value-type="float" office:value="0" table:style-name="ce1">
            <text:p>0</text:p>
          </table:table-cell>
          <table:table-cell office:value-type="float" office:value="-0.33266649999999998" table:style-name="ce1">
            <text:p>-0,3326665</text:p>
          </table:table-cell>
          <table:table-cell office:value-type="string" table:style-name="ce1">
            <text:p>Exceed_Niter</text:p>
          </table:table-cell>
          <table:table-cell office:value-type="float" office:value="4.8175689999999996E-6" table:style-name="ce3">
            <text:p>4,82E-06</text:p>
          </table:table-cell>
          <table:table-cell table:style-name="ce1"/>
          <table:table-cell office:value-type="float" office:value="999.9994999999999" table:formula="of:=([.B111]-[.E111])/[.A111]" table:style-name="ce1">
            <text:p>999,9995</text:p>
          </table:table-cell>
          <table:table-cell table:number-columns-repeated="16373" table:style-name="ce1"/>
        </table:table-row>
        <table:table-row table:style-name="ro1">
          <table:table-cell office:value-type="float" office:value="0.01" table:style-name="ce1">
            <text:p>0,01</text:p>
          </table:table-cell>
          <table:table-cell office:value-type="float" office:value="6.7958759999999998" table:style-name="ce1">
            <text:p>6,7958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2970100000000002" table:style-name="ce1">
            <text:p>-3,29701</text:p>
          </table:table-cell>
          <table:table-cell office:value-type="float" office:value="0" table:style-name="ce1">
            <text:p>0</text:p>
          </table:table-cell>
          <table:table-cell office:value-type="float" office:value="-3.2970100000000002" table:style-name="ce1">
            <text:p>-3,29701</text:p>
          </table:table-cell>
          <table:table-cell office:value-type="string" table:style-name="ce1">
            <text:p>Converged</text:p>
          </table:table-cell>
          <table:table-cell office:value-type="float" office:value="9.9966750000000007E-9" table:style-name="ce3">
            <text:p>1,00E-08</text:p>
          </table:table-cell>
          <table:table-cell table:style-name="ce1"/>
          <table:table-cell office:value-type="float" office:value="1009.2886" table:formula="of:=([.B112]-[.E112])/[.A112]" table:style-name="ce1">
            <text:p>1009,2886</text:p>
          </table:table-cell>
          <table:table-cell table:number-columns-repeated="16373" table:style-name="ce1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83.179190000000006" table:style-name="ce1">
            <text:p>83,179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0.254000000000001" table:style-name="ce1">
            <text:p>-30,254</text:p>
          </table:table-cell>
          <table:table-cell office:value-type="float" office:value="0" table:style-name="ce1">
            <text:p>0</text:p>
          </table:table-cell>
          <table:table-cell office:value-type="float" office:value="-30.254000000000001" table:style-name="ce1">
            <text:p>-30,254</text:p>
          </table:table-cell>
          <table:table-cell office:value-type="string" table:style-name="ce1">
            <text:p>Converged</text:p>
          </table:table-cell>
          <table:table-cell office:value-type="float" office:value="9.7317970000000005E-9" table:style-name="ce3">
            <text:p>9,73E-09</text:p>
          </table:table-cell>
          <table:table-cell table:style-name="ce1"/>
          <table:table-cell office:value-type="float" office:value="1134.3319000000001" table:formula="of:=([.B113]-[.E113])/[.A113]" table:style-name="ce1">
            <text:p>1134,3319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3765.11" table:style-name="ce1">
            <text:p>23765,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9.9727" table:style-name="ce1">
            <text:p>-109,9727</text:p>
          </table:table-cell>
          <table:table-cell office:value-type="float" office:value="0" table:style-name="ce1">
            <text:p>0</text:p>
          </table:table-cell>
          <table:table-cell office:value-type="float" office:value="-109.9727" table:style-name="ce1">
            <text:p>-109,9727</text:p>
          </table:table-cell>
          <table:table-cell office:value-type="string" table:style-name="ce1">
            <text:p>Converged</text:p>
          </table:table-cell>
          <table:table-cell office:value-type="float" office:value="9.5671760000000004E-9" table:style-name="ce3">
            <text:p>9,57E-09</text:p>
          </table:table-cell>
          <table:table-cell table:style-name="ce1"/>
          <table:table-cell office:value-type="float" office:value="23875.082699999999" table:formula="of:=([.B114]-[.E114])/[.A114]" table:style-name="ce1">
            <text:p>23875,0827</text:p>
          </table:table-cell>
          <table:table-cell table:number-columns-repeated="16373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0090" table:style-name="ce1">
            <text:p>1000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0.7544" table:style-name="ce1">
            <text:p>-110,7544</text:p>
          </table:table-cell>
          <table:table-cell office:value-type="float" office:value="0" table:style-name="ce1">
            <text:p>0</text:p>
          </table:table-cell>
          <table:table-cell office:value-type="float" office:value="-110.7544" table:style-name="ce1">
            <text:p>-110,7544</text:p>
          </table:table-cell>
          <table:table-cell office:value-type="string" table:style-name="ce1">
            <text:p>Converged</text:p>
          </table:table-cell>
          <table:table-cell office:value-type="float" office:value="9.7951779999999999E-9" table:style-name="ce3">
            <text:p>9,80E-09</text:p>
          </table:table-cell>
          <table:table-cell table:style-name="ce1"/>
          <table:table-cell office:value-type="float" office:value="10020.075440000001" table:formula="of:=([.B115]-[.E115])/[.A115]" table:style-name="ce1">
            <text:p>10020,07544</text:p>
          </table:table-cell>
          <table:table-cell table:number-columns-repeated="16373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76718.4" table:style-name="ce1">
            <text:p>176718,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0.8608" table:style-name="ce1">
            <text:p>-110,8608</text:p>
          </table:table-cell>
          <table:table-cell office:value-type="float" office:value="0" table:style-name="ce1">
            <text:p>0</text:p>
          </table:table-cell>
          <table:table-cell office:value-type="float" office:value="-110.8608" table:style-name="ce1">
            <text:p>-110,8608</text:p>
          </table:table-cell>
          <table:table-cell office:value-type="string" table:style-name="ce1">
            <text:p>Converged</text:p>
          </table:table-cell>
          <table:table-cell office:value-type="float" office:value="8.5377129999999996E-9" table:style-name="ce3">
            <text:p>8,54E-09</text:p>
          </table:table-cell>
          <table:table-cell table:style-name="ce1"/>
          <table:table-cell office:value-type="float" office:value="1768.292608" table:formula="of:=([.B116]-[.E116])/[.A116]" table:style-name="ce1">
            <text:p>1768,292608</text:p>
          </table:table-cell>
          <table:table-cell table:number-columns-repeated="16373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253375.6" table:style-name="ce1">
            <text:p>253375,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0.90300000000001" table:style-name="ce1">
            <text:p>-110,903</text:p>
          </table:table-cell>
          <table:table-cell office:value-type="float" office:value="0" table:style-name="ce1">
            <text:p>0</text:p>
          </table:table-cell>
          <table:table-cell office:value-type="float" office:value="-110.90300000000001" table:style-name="ce1">
            <text:p>-110,903</text:p>
          </table:table-cell>
          <table:table-cell office:value-type="string" table:style-name="ce1">
            <text:p>Converged</text:p>
          </table:table-cell>
          <table:table-cell office:value-type="float" office:value="9.6090110000000004E-9" table:style-name="ce3">
            <text:p>9,61E-09</text:p>
          </table:table-cell>
          <table:table-cell table:style-name="ce1"/>
          <table:table-cell office:value-type="float" office:value="253.486503" table:formula="of:=([.B117]-[.E117])/[.A117]" table:style-name="ce1">
            <text:p>253,486503</text:p>
          </table:table-cell>
          <table:table-cell table:number-columns-repeated="16373" table:style-name="ce1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330041.59999999998" table:style-name="ce1">
            <text:p>330041,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0.9282" table:style-name="ce1">
            <text:p>-110,9282</text:p>
          </table:table-cell>
          <table:table-cell office:value-type="float" office:value="0" table:style-name="ce1">
            <text:p>0</text:p>
          </table:table-cell>
          <table:table-cell office:value-type="float" office:value="-110.9282" table:style-name="ce1">
            <text:p>-110,9282</text:p>
          </table:table-cell>
          <table:table-cell office:value-type="string" table:style-name="ce1">
            <text:p>Converged</text:p>
          </table:table-cell>
          <table:table-cell office:value-type="float" office:value="6.9262980000000001E-9" table:style-name="ce3">
            <text:p>6,93E-09</text:p>
          </table:table-cell>
          <table:table-cell table:style-name="ce1"/>
          <table:table-cell office:value-type="float" office:value="33.015252820000001" table:formula="of:=([.B118]-[.E118])/[.A118]" table:style-name="ce1">
            <text:p>33,01525282</text:p>
          </table:table-cell>
          <table:table-cell table:number-columns-repeated="16373" table:style-name="ce1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406711.4" table:style-name="ce1">
            <text:p>406711,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0.95610000000001" table:style-name="ce1">
            <text:p>-110,9561</text:p>
          </table:table-cell>
          <table:table-cell office:value-type="float" office:value="0" table:style-name="ce1">
            <text:p>0</text:p>
          </table:table-cell>
          <table:table-cell office:value-type="float" office:value="-110.95610000000001" table:style-name="ce1">
            <text:p>-110,9561</text:p>
          </table:table-cell>
          <table:table-cell office:value-type="string" table:style-name="ce1">
            <text:p>Converged</text:p>
          </table:table-cell>
          <table:table-cell office:value-type="float" office:value="6.1821249999999997E-9" table:style-name="ce3">
            <text:p>6,18E-09</text:p>
          </table:table-cell>
          <table:table-cell table:style-name="ce1"/>
          <table:table-cell office:value-type="float" office:value="4.0682235609999999" table:formula="of:=([.B119]-[.E119])/[.A119]" table:style-name="ce1">
            <text:p>4,068223561</text:p>
          </table:table-cell>
          <table:table-cell table:number-columns-repeated="16373" table:style-name="ce1"/>
        </table:table-row>
        <table:table-row table:style-name="ro1">
          <table:table-cell office:value-type="float" office:value="1000000" table:style-name="ce1">
            <text:p>1000000</text:p>
          </table:table-cell>
          <table:table-cell office:value-type="float" office:value="483383.1" table:style-name="ce1">
            <text:p>483383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0.9526" table:style-name="ce1">
            <text:p>-110,9526</text:p>
          </table:table-cell>
          <table:table-cell office:value-type="float" office:value="0" table:style-name="ce1">
            <text:p>0</text:p>
          </table:table-cell>
          <table:table-cell office:value-type="float" office:value="-110.9526" table:style-name="ce1">
            <text:p>-110,9526</text:p>
          </table:table-cell>
          <table:table-cell office:value-type="string" table:style-name="ce1">
            <text:p>Converged</text:p>
          </table:table-cell>
          <table:table-cell office:value-type="float" office:value="2.853519E-9" table:style-name="ce3">
            <text:p>2,85E-09</text:p>
          </table:table-cell>
          <table:table-cell table:style-name="ce1"/>
          <table:table-cell office:value-type="float" office:value="0.4834940526" table:formula="of:=([.B120]-[.E120])/[.A120]" table:style-name="ce1">
            <text:p>0,483494053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01a</text:p>
          </table:table-cell>
          <table:table-cell office:value-type="string" table:style-name="ce1">
            <text:p>Exp model</text:p>
          </table:table-cell>
          <table:table-cell office:value-type="string" table:style-name="ce1">
            <text:p>steady shear</text:p>
          </table:table-cell>
          <table:table-cell office:value-type="string" table:style-name="ce1">
            <text:p>Epsilon = 0.25</text:p>
          </table:table-cell>
          <table:table-cell office:value-type="string" table:style-name="ce1">
            <text:p>Zeta = 0.03</text:p>
          </table:table-cell>
          <table:table-cell table:number-columns-repeated="6" table:style-name="ce1"/>
          <table:table-cell office:value-type="string" office:string-value="10001aExp modelsteady shearEpsilon = 0.25Zeta = 0.03" table:formula="of:=CONCATENATE([.A122];[.B122];[.C122];[.D122];[.E122])" table:style-name="ce1">
            <text:p>10001aExp modelsteady shearEpsilon = 0.25Zeta = 0.0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******* Ramp mode: variable ÎµÌ‡|Î³Ì‡ 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ÎµÌ‡|Î³Ì‡</text:p>
          </table:table-cell>
          <table:table-cell office:value-type="string" table:style-name="ce1">
            <text:p>extStressXX</text:p>
          </table:table-cell>
          <table:table-cell office:value-type="string" table:style-name="ce1">
            <text:p>extStressXY</text:p>
          </table:table-cell>
          <table:table-cell office:value-type="string" table:style-name="ce1">
            <text:p>extStressXZ</text:p>
          </table:table-cell>
          <table:table-cell office:value-type="string" table:style-name="ce1">
            <text:p>extStressYY</text:p>
          </table:table-cell>
          <table:table-cell office:value-type="string" table:style-name="ce1">
            <text:p>extStressYZ</text:p>
          </table:table-cell>
          <table:table-cell office:value-type="string" table:style-name="ce1">
            <text:p>extStressZZ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Relative_Error</text:p>
          </table:table-cell>
          <table:table-cell table:style-name="ce1"/>
          <table:table-cell office:value-type="string" table:style-name="ce1">
            <text:p>eta_shear</text:p>
          </table:table-cell>
          <table:table-cell table:number-columns-repeated="16373" table:style-name="ce1"/>
        </table:table-row>
        <table:table-row table:style-name="ro1">
          <table:table-cell office:value-type="float" office:value="1E-4" table:style-name="ce1">
            <text:p>0,0001</text:p>
          </table:table-cell>
          <table:table-cell office:value-type="float" office:value="6.5600979999999996E-6" table:style-name="ce3">
            <text:p>6,56E-06</text:p>
          </table:table-cell>
          <table:table-cell office:value-type="float" office:value="3.3300009999999998E-2" table:style-name="ce1">
            <text:p>0,03330001</text:p>
          </table:table-cell>
          <table:table-cell office:value-type="float" office:value="0" table:style-name="ce1">
            <text:p>0</text:p>
          </table:table-cell>
          <table:table-cell office:value-type="float" office:value="-9.9899979999999995E-8" table:style-name="ce3">
            <text:p>-9,99E-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xceed_Niter</text:p>
          </table:table-cell>
          <table:table-cell office:value-type="float" office:value="3.9554709999999998E-7" table:style-name="ce3">
            <text:p>3,96E-07</text:p>
          </table:table-cell>
          <table:table-cell table:style-name="ce1"/>
          <table:table-cell office:value-type="float" office:value="333.00009999999997" table:formula="of:=[.C125]/[.A125]" table:style-name="ce1">
            <text:p>333,0001</text:p>
          </table:table-cell>
          <table:table-cell table:number-columns-repeated="16373" table:style-name="ce1"/>
        </table:table-row>
        <table:table-row table:style-name="ro1">
          <table:table-cell office:value-type="float" office:value="1E-3" table:style-name="ce1">
            <text:p>0,001</text:p>
          </table:table-cell>
          <table:table-cell office:value-type="float" office:value="6.5600909999999997E-4" table:style-name="ce1">
            <text:p>0,000656009</text:p>
          </table:table-cell>
          <table:table-cell office:value-type="float" office:value="0.33299899999999999" table:style-name="ce1">
            <text:p>0,332999</text:p>
          </table:table-cell>
          <table:table-cell office:value-type="float" office:value="0" table:style-name="ce1">
            <text:p>0</text:p>
          </table:table-cell>
          <table:table-cell office:value-type="float" office:value="-9.9899870000000003E-6" table:style-name="ce3">
            <text:p>-9,99E-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xceed_Niter</text:p>
          </table:table-cell>
          <table:table-cell office:value-type="float" office:value="4.8218070000000001E-6" table:style-name="ce3">
            <text:p>4,82E-06</text:p>
          </table:table-cell>
          <table:table-cell table:style-name="ce1"/>
          <table:table-cell office:value-type="float" office:value="332.99899999999997" table:formula="of:=[.C126]/[.A126]" table:style-name="ce1">
            <text:p>332,999</text:p>
          </table:table-cell>
          <table:table-cell table:number-columns-repeated="16373" table:style-name="ce1"/>
        </table:table-row>
        <table:table-row table:style-name="ro1">
          <table:table-cell office:value-type="float" office:value="0.01" table:style-name="ce1">
            <text:p>0,01</text:p>
          </table:table-cell>
          <table:table-cell office:value-type="float" office:value="6.5594250000000007E-2" table:style-name="ce1">
            <text:p>0,06559425</text:p>
          </table:table-cell>
          <table:table-cell office:value-type="float" office:value="3.3298190000000001" table:style-name="ce4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9.9889719999999996E-4" table:style-name="ce3">
            <text:p>-9,99E-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verged</text:p>
          </table:table-cell>
          <table:table-cell office:value-type="float" office:value="9.9981459999999998E-9" table:style-name="ce3">
            <text:p>1,00E-08</text:p>
          </table:table-cell>
          <table:table-cell table:style-name="ce1"/>
          <table:table-cell office:value-type="float" office:value="332.9819" table:formula="of:=[.C127]/[.A127]" table:style-name="ce1">
            <text:p>332,9819</text:p>
          </table:table-cell>
          <table:table-cell table:number-columns-repeated="16373" table:style-name="ce1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6.4936119999999997" table:style-name="ce4">
            <text:p>6</text:p>
          </table:table-cell>
          <table:table-cell office:value-type="float" office:value="33.121130000000001" table:style-name="ce4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-9.8887500000000003E-2" table:style-name="ce1">
            <text:p>-0,0988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verged</text:p>
          </table:table-cell>
          <table:table-cell office:value-type="float" office:value="9.8684550000000005E-9" table:style-name="ce3">
            <text:p>9,87E-09</text:p>
          </table:table-cell>
          <table:table-cell table:style-name="ce1"/>
          <table:table-cell office:value-type="float" office:value="331.21129999999999" table:formula="of:=[.C128]/[.A128]" table:style-name="ce1">
            <text:p>331,2113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68.05590000000001" table:style-name="ce4">
            <text:p>368</text:p>
          </table:table-cell>
          <table:table-cell office:value-type="float" office:value="245.25829999999999" table:style-name="ce4">
            <text:p>245</text:p>
          </table:table-cell>
          <table:table-cell office:value-type="float" office:value="0" table:style-name="ce1">
            <text:p>0</text:p>
          </table:table-cell>
          <table:table-cell office:value-type="float" office:value="-5.6049119999999997" table:style-name="ce4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verged</text:p>
          </table:table-cell>
          <table:table-cell office:value-type="float" office:value="9.9988850000000005E-9" table:style-name="ce3">
            <text:p>1,00E-08</text:p>
          </table:table-cell>
          <table:table-cell table:style-name="ce1"/>
          <table:table-cell office:value-type="float" office:value="245.25829999999999" table:formula="of:=[.C129]/[.A129]" table:style-name="ce1">
            <text:p>245,2583</text:p>
          </table:table-cell>
          <table:table-cell table:number-columns-repeated="16373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161.5680000000002" table:style-name="ce4">
            <text:p>2.162</text:p>
          </table:table-cell>
          <table:table-cell office:value-type="float" office:value="542.42859999999996" table:style-name="ce4">
            <text:p>542</text:p>
          </table:table-cell>
          <table:table-cell office:value-type="float" office:value="0" table:style-name="ce1">
            <text:p>0</text:p>
          </table:table-cell>
          <table:table-cell office:value-type="float" office:value="-32.917279999999998" table:style-name="ce4">
            <text:p>-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verged</text:p>
          </table:table-cell>
          <table:table-cell office:value-type="float" office:value="9.6436249999999998E-9" table:style-name="ce3">
            <text:p>9,64E-09</text:p>
          </table:table-cell>
          <table:table-cell table:style-name="ce1"/>
          <table:table-cell office:value-type="float" office:value="54.242859999999993" table:formula="of:=[.C130]/[.A130]" table:style-name="ce1">
            <text:p>54,24286</text:p>
          </table:table-cell>
          <table:table-cell table:number-columns-repeated="16373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559.9189999999999" table:style-name="ce4">
            <text:p>4.560</text:p>
          </table:table-cell>
          <table:table-cell office:value-type="float" office:value="673.90350000000001" table:style-name="ce4">
            <text:p>674</text:p>
          </table:table-cell>
          <table:table-cell office:value-type="float" office:value="0" table:style-name="ce1">
            <text:p>0</text:p>
          </table:table-cell>
          <table:table-cell office:value-type="float" office:value="-69.440389999999994" table:style-name="ce4">
            <text:p>-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verged</text:p>
          </table:table-cell>
          <table:table-cell office:value-type="float" office:value="9.0120669999999997E-9" table:style-name="ce3">
            <text:p>9,01E-09</text:p>
          </table:table-cell>
          <table:table-cell table:style-name="ce1"/>
          <table:table-cell office:value-type="float" office:value="6.7390350000000003" table:formula="of:=[.C131]/[.A131]" table:style-name="ce1">
            <text:p>6,739035</text:p>
          </table:table-cell>
          <table:table-cell table:number-columns-repeated="16373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7054.4409999999998" table:style-name="ce4">
            <text:p>7.054</text:p>
          </table:table-cell>
          <table:table-cell office:value-type="float" office:value="659.24710000000005" table:style-name="ce4">
            <text:p>659</text:p>
          </table:table-cell>
          <table:table-cell office:value-type="float" office:value="0" table:style-name="ce1">
            <text:p>0</text:p>
          </table:table-cell>
          <table:table-cell office:value-type="float" office:value="-107.428" table:style-name="ce4">
            <text:p>-1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verged</text:p>
          </table:table-cell>
          <table:table-cell office:value-type="float" office:value="9.6497279999999997E-9" table:style-name="ce3">
            <text:p>9,65E-09</text:p>
          </table:table-cell>
          <table:table-cell table:style-name="ce1"/>
          <table:table-cell office:value-type="float" office:value="0.65924710000000009" table:formula="of:=[.C132]/[.A132]" table:style-name="ce1">
            <text:p>0,6592471</text:p>
          </table:table-cell>
          <table:table-cell table:number-columns-repeated="16373" table:style-name="ce1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9392.1270000000004" table:style-name="ce4">
            <text:p>9.392</text:p>
          </table:table-cell>
          <table:table-cell office:value-type="float" office:value="494.2398" table:style-name="ce4">
            <text:p>494</text:p>
          </table:table-cell>
          <table:table-cell office:value-type="float" office:value="0" table:style-name="ce1">
            <text:p>0</text:p>
          </table:table-cell>
          <table:table-cell office:value-type="float" office:value="-143.0273" table:style-name="ce4">
            <text:p>-1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verged</text:p>
          </table:table-cell>
          <table:table-cell office:value-type="float" office:value="9.8299689999999994E-9" table:style-name="ce3">
            <text:p>9,83E-09</text:p>
          </table:table-cell>
          <table:table-cell table:style-name="ce1"/>
          <table:table-cell office:value-type="float" office:value="4.9423979999999999E-2" table:formula="of:=[.C133]/[.A133]" table:style-name="ce1">
            <text:p>0,04942398</text:p>
          </table:table-cell>
          <table:table-cell table:number-columns-repeated="16373" table:style-name="ce1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10912.18" table:style-name="ce4">
            <text:p>10.912</text:p>
          </table:table-cell>
          <table:table-cell office:value-type="float" office:value="176.66249999999999" table:style-name="ce4">
            <text:p>177</text:p>
          </table:table-cell>
          <table:table-cell office:value-type="float" office:value="0" table:style-name="ce1">
            <text:p>0</text:p>
          </table:table-cell>
          <table:table-cell office:value-type="float" office:value="-166.17529999999999" table:style-name="ce4">
            <text:p>-1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verged</text:p>
          </table:table-cell>
          <table:table-cell office:value-type="float" office:value="9.4998550000000008E-9" table:style-name="ce3">
            <text:p>9,50E-09</text:p>
          </table:table-cell>
          <table:table-cell table:style-name="ce1"/>
          <table:table-cell office:value-type="float" office:value="1.766625E-3" table:formula="of:=[.C134]/[.A134]" table:style-name="ce1">
            <text:p>0,001766625</text:p>
          </table:table-cell>
          <table:table-cell table:number-columns-repeated="16373" table:style-name="ce1"/>
        </table:table-row>
        <table:table-row table:style-name="ro1">
          <table:table-cell office:value-type="float" office:value="1000000" table:style-name="ce1">
            <text:p>1000000</text:p>
          </table:table-cell>
          <table:table-cell office:value-type="float" office:value="11097.57" table:style-name="ce1">
            <text:p>11097,57</text:p>
          </table:table-cell>
          <table:table-cell office:value-type="float" office:value="20.572870000000002" table:style-name="ce4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-168.99850000000001" table:style-name="ce4">
            <text:p>-1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xceed_Niter</text:p>
          </table:table-cell>
          <table:table-cell office:value-type="float" office:value="6.4440660000000004E-7" table:style-name="ce3">
            <text:p>6,44E-07</text:p>
          </table:table-cell>
          <table:table-cell table:style-name="ce1"/>
          <table:table-cell office:value-type="float" office:value="2.0572870000000002E-5" table:formula="of:=[.C135]/[.A135]" table:style-name="ce1">
            <text:p>2,05729E-05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01b</text:p>
          </table:table-cell>
          <table:table-cell office:value-type="string" table:style-name="ce1">
            <text:p>Exp model</text:p>
          </table:table-cell>
          <table:table-cell office:value-type="string" table:style-name="ce1">
            <text:p>steady uniaxial elongation</text:p>
          </table:table-cell>
          <table:table-cell office:value-type="string" table:style-name="ce1">
            <text:p>Epsilon = 0.25</text:p>
          </table:table-cell>
          <table:table-cell office:value-type="string" table:style-name="ce1">
            <text:p>Zeta = 0.03</text:p>
          </table:table-cell>
          <table:table-cell table:number-columns-repeated="6" table:style-name="ce1"/>
          <table:table-cell office:value-type="string" office:string-value="10001bExp modelsteady uniaxial elongationEpsilon = 0.25Zeta = 0.03" table:formula="of:=CONCATENATE([.A137];[.B137];[.C137];[.D137];[.E137])" table:style-name="ce1">
            <text:p>10001bExp modelsteady uniaxial elongationEpsilon = 0.25Zeta = 0.0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******* Ramp mode: variable ÎµÌ‡|Î³Ì‡ **********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ÎµÌ‡|Î³Ì‡</text:p>
          </table:table-cell>
          <table:table-cell office:value-type="string" table:style-name="ce1">
            <text:p>extStressXX</text:p>
          </table:table-cell>
          <table:table-cell office:value-type="string" table:style-name="ce1">
            <text:p>extStressXY</text:p>
          </table:table-cell>
          <table:table-cell office:value-type="string" table:style-name="ce1">
            <text:p>extStressXZ</text:p>
          </table:table-cell>
          <table:table-cell office:value-type="string" table:style-name="ce1">
            <text:p>extStressYY</text:p>
          </table:table-cell>
          <table:table-cell office:value-type="string" table:style-name="ce1">
            <text:p>extStressYZ</text:p>
          </table:table-cell>
          <table:table-cell office:value-type="string" table:style-name="ce1">
            <text:p>extStressZZ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Relative_Error</text:p>
          </table:table-cell>
          <table:table-cell table:style-name="ce1"/>
          <table:table-cell office:value-type="string" table:style-name="ce1">
            <text:p>eta_uniax_elongation</text:p>
          </table:table-cell>
          <table:table-cell table:number-columns-repeated="16373" table:style-name="ce1"/>
        </table:table-row>
        <table:table-row table:style-name="ro1">
          <table:table-cell office:value-type="float" office:value="1E-4" table:style-name="ce1">
            <text:p>0,0001</text:p>
          </table:table-cell>
          <table:table-cell office:value-type="float" office:value="6.6612939999999995E-2" table:style-name="ce1">
            <text:p>0,066612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3296779999999998E-2" table:style-name="ce1">
            <text:p>-0,03329678</text:p>
          </table:table-cell>
          <table:table-cell office:value-type="float" office:value="0" table:style-name="ce1">
            <text:p>0</text:p>
          </table:table-cell>
          <table:table-cell office:value-type="float" office:value="-3.3296779999999998E-2" table:style-name="ce1">
            <text:p>-0,03329678</text:p>
          </table:table-cell>
          <table:table-cell office:value-type="string" table:style-name="ce1">
            <text:p>Exceed_Niter</text:p>
          </table:table-cell>
          <table:table-cell office:value-type="float" office:value="3.9546280000000001E-7" table:style-name="ce3">
            <text:p>3,95E-07</text:p>
          </table:table-cell>
          <table:table-cell table:style-name="ce1"/>
          <table:table-cell office:value-type="float" office:value="999.09719999999993" table:formula="of:=([.B140]-[.E140])/[.A140]" table:style-name="ce1">
            <text:p>999,0972</text:p>
          </table:table-cell>
          <table:table-cell table:number-columns-repeated="16373" table:style-name="ce1"/>
        </table:table-row>
        <table:table-row table:style-name="ro1">
          <table:table-cell office:value-type="float" office:value="1E-3" table:style-name="ce1">
            <text:p>0,001</text:p>
          </table:table-cell>
          <table:table-cell office:value-type="float" office:value="0.667292" table:style-name="ce1">
            <text:p>0,6672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3267600000000003" table:style-name="ce1">
            <text:p>-0,332676</text:p>
          </table:table-cell>
          <table:table-cell office:value-type="float" office:value="0" table:style-name="ce1">
            <text:p>0</text:p>
          </table:table-cell>
          <table:table-cell office:value-type="float" office:value="-0.33267600000000003" table:style-name="ce1">
            <text:p>-0,332676</text:p>
          </table:table-cell>
          <table:table-cell office:value-type="string" table:style-name="ce1">
            <text:p>Exceed_Niter</text:p>
          </table:table-cell>
          <table:table-cell office:value-type="float" office:value="4.8177109999999997E-6" table:style-name="ce3">
            <text:p>4,82E-06</text:p>
          </table:table-cell>
          <table:table-cell table:style-name="ce1"/>
          <table:table-cell office:value-type="float" office:value="999.96799999999996" table:formula="of:=([.B141]-[.E141])/[.A141]" table:style-name="ce1">
            <text:p>999,968</text:p>
          </table:table-cell>
          <table:table-cell table:number-columns-repeated="16373" table:style-name="ce1"/>
        </table:table-row>
        <table:table-row table:style-name="ro1">
          <table:table-cell office:value-type="float" office:value="0.01" table:style-name="ce1">
            <text:p>0,01</text:p>
          </table:table-cell>
          <table:table-cell office:value-type="float" office:value="6.790743" table:style-name="ce1">
            <text:p>6,7907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2975300000000001" table:style-name="ce1">
            <text:p>-3,29753</text:p>
          </table:table-cell>
          <table:table-cell office:value-type="float" office:value="0" table:style-name="ce1">
            <text:p>0</text:p>
          </table:table-cell>
          <table:table-cell office:value-type="float" office:value="-3.2975300000000001" table:style-name="ce1">
            <text:p>-3,29753</text:p>
          </table:table-cell>
          <table:table-cell office:value-type="string" table:style-name="ce1">
            <text:p>Converged</text:p>
          </table:table-cell>
          <table:table-cell office:value-type="float" office:value="9.9672299999999997E-9" table:style-name="ce3">
            <text:p>9,97E-09</text:p>
          </table:table-cell>
          <table:table-cell table:style-name="ce1"/>
          <table:table-cell office:value-type="float" office:value="1008.8273" table:formula="of:=([.B142]-[.E142])/[.A142]" table:style-name="ce1">
            <text:p>1008,8273</text:p>
          </table:table-cell>
          <table:table-cell table:number-columns-repeated="16373" table:style-name="ce1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81.018969999999996" table:style-name="ce1">
            <text:p>81,018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9.918340000000001" table:style-name="ce1">
            <text:p>-29,91834</text:p>
          </table:table-cell>
          <table:table-cell office:value-type="float" office:value="0" table:style-name="ce1">
            <text:p>0</text:p>
          </table:table-cell>
          <table:table-cell office:value-type="float" office:value="-29.918340000000001" table:style-name="ce1">
            <text:p>-29,91834</text:p>
          </table:table-cell>
          <table:table-cell office:value-type="string" table:style-name="ce1">
            <text:p>Converged</text:p>
          </table:table-cell>
          <table:table-cell office:value-type="float" office:value="9.7802979999999996E-9" table:style-name="ce3">
            <text:p>9,78E-09</text:p>
          </table:table-cell>
          <table:table-cell table:style-name="ce1"/>
          <table:table-cell office:value-type="float" office:value="1109.3730999999998" table:formula="of:=([.B143]-[.E143])/[.A143]" table:style-name="ce1">
            <text:p>1109,3731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75.67" table:style-name="ce1">
            <text:p>1375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8.110600000000005" table:style-name="ce1">
            <text:p>-98,1106</text:p>
          </table:table-cell>
          <table:table-cell office:value-type="float" office:value="0" table:style-name="ce1">
            <text:p>0</text:p>
          </table:table-cell>
          <table:table-cell office:value-type="float" office:value="-98.110600000000005" table:style-name="ce1">
            <text:p>-98,1106</text:p>
          </table:table-cell>
          <table:table-cell office:value-type="string" table:style-name="ce1">
            <text:p>Converged</text:p>
          </table:table-cell>
          <table:table-cell office:value-type="float" office:value="8.2119560000000002E-9" table:style-name="ce3">
            <text:p>8,21E-09</text:p>
          </table:table-cell>
          <table:table-cell table:style-name="ce1"/>
          <table:table-cell office:value-type="float" office:value="1473.7806" table:formula="of:=([.B144]-[.E144])/[.A144]" table:style-name="ce1">
            <text:p>1473,7806</text:p>
          </table:table-cell>
          <table:table-cell table:number-columns-repeated="16373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269.97" table:style-name="ce1">
            <text:p>4269,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8.61150000000001" table:style-name="ce1">
            <text:p>-108,6115</text:p>
          </table:table-cell>
          <table:table-cell office:value-type="float" office:value="0" table:style-name="ce1">
            <text:p>0</text:p>
          </table:table-cell>
          <table:table-cell office:value-type="float" office:value="-108.61150000000001" table:style-name="ce1">
            <text:p>-108,6115</text:p>
          </table:table-cell>
          <table:table-cell office:value-type="string" table:style-name="ce1">
            <text:p>Converged</text:p>
          </table:table-cell>
          <table:table-cell office:value-type="float" office:value="9.6669309999999993E-9" table:style-name="ce3">
            <text:p>9,67E-09</text:p>
          </table:table-cell>
          <table:table-cell table:style-name="ce1"/>
          <table:table-cell office:value-type="float" office:value="437.85815000000002" table:formula="of:=([.B145]-[.E145])/[.A145]" table:style-name="ce1">
            <text:p>437,85815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299.9089999999997" table:style-name="ce1">
            <text:p>7299,9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0.95440000000001" table:style-name="ce1">
            <text:p>-110,9544</text:p>
          </table:table-cell>
          <table:table-cell office:value-type="float" office:value="0" table:style-name="ce1">
            <text:p>0</text:p>
          </table:table-cell>
          <table:table-cell office:value-type="float" office:value="-110.95440000000001" table:style-name="ce1">
            <text:p>-110,9544</text:p>
          </table:table-cell>
          <table:table-cell office:value-type="string" table:style-name="ce1">
            <text:p>Converged</text:p>
          </table:table-cell>
          <table:table-cell office:value-type="float" office:value="9.0725730000000008E-9" table:style-name="ce3">
            <text:p>9,07E-09</text:p>
          </table:table-cell>
          <table:table-cell table:style-name="ce1"/>
          <table:table-cell office:value-type="float" office:value="74.108633999999995" table:formula="of:=([.B146]-[.E146])/[.A146]" table:style-name="ce1">
            <text:p>74,108634</text:p>
          </table:table-cell>
          <table:table-cell table:number-columns-repeated="16373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0351.209999999999" table:style-name="ce1">
            <text:p>10351,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1.9577" table:style-name="ce1">
            <text:p>-111,9577</text:p>
          </table:table-cell>
          <table:table-cell office:value-type="float" office:value="0" table:style-name="ce1">
            <text:p>0</text:p>
          </table:table-cell>
          <table:table-cell office:value-type="float" office:value="-111.9577" table:style-name="ce1">
            <text:p>-111,9577</text:p>
          </table:table-cell>
          <table:table-cell office:value-type="string" table:style-name="ce1">
            <text:p>Converged</text:p>
          </table:table-cell>
          <table:table-cell office:value-type="float" office:value="9.1350809999999998E-9" table:style-name="ce3">
            <text:p>9,14E-09</text:p>
          </table:table-cell>
          <table:table-cell table:style-name="ce1"/>
          <table:table-cell office:value-type="float" office:value="10.4631677" table:formula="of:=([.B147]-[.E147])/[.A147]" table:style-name="ce1">
            <text:p>10,4631677</text:p>
          </table:table-cell>
          <table:table-cell table:number-columns-repeated="16373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13409.58" table:style-name="ce1">
            <text:p>13409,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2.5153" table:style-name="ce1">
            <text:p>-112,5153</text:p>
          </table:table-cell>
          <table:table-cell office:value-type="float" office:value="0" table:style-name="ce1">
            <text:p>0</text:p>
          </table:table-cell>
          <table:table-cell office:value-type="float" office:value="-112.5153" table:style-name="ce1">
            <text:p>-112,5153</text:p>
          </table:table-cell>
          <table:table-cell office:value-type="string" table:style-name="ce1">
            <text:p>Converged</text:p>
          </table:table-cell>
          <table:table-cell office:value-type="float" office:value="3.8301770000000004E-9" table:style-name="ce3">
            <text:p>3,83E-09</text:p>
          </table:table-cell>
          <table:table-cell table:style-name="ce1"/>
          <table:table-cell office:value-type="float" office:value="1.3522095299999999" table:formula="of:=([.B148]-[.E148])/[.A148]" table:style-name="ce1">
            <text:p>1,35220953</text:p>
          </table:table-cell>
          <table:table-cell table:number-columns-repeated="16373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16471.14" table:style-name="ce1">
            <text:p>16471,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2.8706" table:style-name="ce1">
            <text:p>-112,8706</text:p>
          </table:table-cell>
          <table:table-cell office:value-type="float" office:value="0" table:style-name="ce1">
            <text:p>0</text:p>
          </table:table-cell>
          <table:table-cell office:value-type="float" office:value="-112.8706" table:style-name="ce1">
            <text:p>-112,8706</text:p>
          </table:table-cell>
          <table:table-cell office:value-type="string" table:style-name="ce1">
            <text:p>Converged</text:p>
          </table:table-cell>
          <table:table-cell office:value-type="float" office:value="6.6148719999999997E-9" table:style-name="ce3">
            <text:p>6,61E-09</text:p>
          </table:table-cell>
          <table:table-cell table:style-name="ce1"/>
          <table:table-cell office:value-type="float" office:value="0.16584010599999999" table:formula="of:=([.B149]-[.E149])/[.A149]" table:style-name="ce1">
            <text:p>0,165840106</text:p>
          </table:table-cell>
          <table:table-cell table:number-columns-repeated="16373"/>
        </table:table-row>
        <table:table-row table:style-name="ro1">
          <table:table-cell office:value-type="float" office:value="1000000" table:style-name="ce1">
            <text:p>1000000</text:p>
          </table:table-cell>
          <table:table-cell office:value-type="float" office:value="19534.38" table:style-name="ce1">
            <text:p>19534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3.108" table:style-name="ce1">
            <text:p>-113,108</text:p>
          </table:table-cell>
          <table:table-cell office:value-type="float" office:value="0" table:style-name="ce1">
            <text:p>0</text:p>
          </table:table-cell>
          <table:table-cell office:value-type="float" office:value="-113.108" table:style-name="ce1">
            <text:p>-113,108</text:p>
          </table:table-cell>
          <table:table-cell office:value-type="string" table:style-name="ce1">
            <text:p>Converged</text:p>
          </table:table-cell>
          <table:table-cell office:value-type="float" office:value="9.1714239999999994E-9" table:style-name="ce3">
            <text:p>9,17E-09</text:p>
          </table:table-cell>
          <table:table-cell table:style-name="ce1"/>
          <table:table-cell office:value-type="float" office:value="1.9647488000000001E-2" table:formula="of:=([.B150]-[.E150])/[.A150]" table:style-name="ce1">
            <text:p>0,019647488</text:p>
          </table:table-cell>
          <table:table-cell table:number-columns-repeated="16373"/>
        </table:table-row>
        <table:table-row table:number-rows-repeated="10484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Schön, Malte</meta:initial-creator>
    <dc:creator>Schön, Malte</dc:creator>
    <meta:creation-date>2024-04-16T08:00:54Z</meta:creation-date>
    <dc:date>2024-04-16T13:59:26Z</dc:date>
    <meta:editing-cycles>17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solid" draw:fill-color="#ffffff" draw:opacity="100%" draw:stroke="solid" svg:stroke-width="0.01042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0S2">
      <style:chart-properties chart:symbol-type="none" chart:connect-bars="false" chart:solid-type="cuboid"/>
      <style:graphic-properties draw:fill="none" draw:stroke="dash" draw:stroke-dash="a2" svg:stroke-width="0.01389in" svg:stroke-color="#0f9ed5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0694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connect-bars="false" chart:solid-type="cuboid"/>
      <style:graphic-properties draw:fill="none" draw:stroke="dash" draw:stroke-dash="a3" svg:stroke-width="0.01389in" svg:stroke-color="#92d050" svg:stroke-opacity="100%" draw:stroke-linejoin="round" svg:stroke-linecap="round"/>
    </style:style>
    <style:style style:family="chart" style:name="G0S7">
      <style:chart-properties chart:symbol-type="none" chart:connect-bars="false" chart:solid-type="cuboid"/>
      <style:graphic-properties draw:fill="none" draw:stroke="solid" svg:stroke-width="0.01389in" svg:stroke-color="#92d05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85.540157480315pt" svg:width="1023.732283464567pt" chart:style-name="Crt0">
        <chart:legend style:legend-expansion="custom" style:legend-expansion-aspect-ratio="3.7144278541974201" svg:width="268.6707086614173pt" svg:height="72.33165354330708pt" svg:x="88.04141732283465pt" svg:y="192.4384251968504pt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Viscosity <text:s text:c="3"/>[Pa*s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Deformation rate <text:s text:c="2"/>[1/s]</text:p>
            </chart:title>
            <chart:grid chart:class="major" chart:style-name="GMa1"/>
          </chart:axis>
          <chart:series chart:label-cell-address="Tabelle1.$L$47" chart:values-cell-range-address="Tabelle1.$K$50:.$K$60" chart:class="chart:scatter" chart:attached-axis="primary-y" chart:style-name="G0S2">
            <chart:domain table:cell-range-address="Tabelle1.$A$50:.$A$60"/>
            <chart:data-point chart:repeated="11"/>
          </chart:series>
          <chart:series chart:label-cell-address="Tabelle1.$L$62" chart:values-cell-range-address="Tabelle1.$K$65:.$K$75" chart:class="chart:scatter" chart:attached-axis="primary-y" chart:style-name="G0S3">
            <chart:domain table:cell-range-address="Tabelle1.$A$65:.$A$75"/>
            <chart:data-point chart:repeated="11"/>
          </chart:series>
          <chart:series chart:label-cell-address="Tabelle1.$L$122" chart:values-cell-range-address="Tabelle1.$K$125:.$K$135" chart:class="chart:scatter" chart:attached-axis="primary-y" chart:style-name="G0S6">
            <chart:domain table:cell-range-address="Tabelle1.$A$125:.$A$135"/>
            <chart:data-point chart:repeated="11"/>
          </chart:series>
          <chart:series chart:label-cell-address="Tabelle1.$L$137" chart:values-cell-range-address="Tabelle1.$K$140:.$K$150" chart:class="chart:scatter" chart:attached-axis="primary-y" chart:style-name="G0S7">
            <chart:domain table:cell-range-address="Tabelle1.$A$140:.$A$150"/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2" draw:display-name="SysDash" draw:style="rect" draw:dots1="1" draw:dots1-length="0.01389in" draw:dots2="0" draw:dots2-length="0in" draw:distance="0.01389in"/>
    <draw:stroke-dash draw:name="a3" draw:display-name="SysDash" draw:style="rect" draw:dots1="1" draw:dots1-length="0.01389in" draw:dots2="0" draw:dots2-length="0in" draw:distance="0.01389in"/>
  </office:styles>
</office:document-styles>
</file>